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Mangal1" svg:font-family="Mangal"/>
    <style:font-face style:name="Times New Roman"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font-name="나눔고딕" fo:font-size="11pt" officeooo:paragraph-rsid="008ef2e1" style:font-name-asian="나눔고딕" style:font-size-asian="11pt" style:font-size-complex="11pt"/>
    </style:style>
    <style:style style:name="P2" style:family="paragraph" style:parent-style-name="Standard">
      <style:paragraph-properties fo:text-align="start" style:justify-single-word="false"/>
      <style:text-properties fo:color="#000000" loext:opacity="100%" style:font-name="나눔고딕" fo:font-size="11pt" officeooo:paragraph-rsid="00ab6be0" style:font-name-asian="나눔고딕" style:font-size-asian="11pt" style:font-size-complex="11pt"/>
    </style:style>
    <style:style style:name="P3" style:family="paragraph" style:parent-style-name="Standard">
      <style:paragraph-properties fo:text-align="start" style:justify-single-word="false"/>
      <style:text-properties fo:color="#000000" loext:opacity="100%" style:font-name="나눔고딕" fo:font-size="11pt" officeooo:rsid="000a6ccd" officeooo:paragraph-rsid="0090a44d" style:font-name-asian="나눔고딕" style:font-size-asian="11pt" style:font-size-complex="11pt"/>
    </style:style>
    <style:style style:name="P4" style:family="paragraph" style:parent-style-name="Standard">
      <style:paragraph-properties fo:text-align="start" style:justify-single-word="false"/>
      <style:text-properties fo:color="#000000" loext:opacity="100%" style:font-name="나눔고딕" fo:font-size="11pt" officeooo:rsid="000a6ccd" officeooo:paragraph-rsid="008ef2e1" style:font-name-asian="나눔고딕" style:font-size-asian="11pt" style:font-size-complex="11pt"/>
    </style:style>
    <style:style style:name="P5" style:family="paragraph" style:parent-style-name="Standard">
      <style:paragraph-properties fo:text-align="start" style:justify-single-word="false"/>
      <style:text-properties fo:color="#000000" loext:opacity="100%" style:font-name="나눔고딕" fo:font-size="11pt" officeooo:rsid="000bd4d8" officeooo:paragraph-rsid="008ef2e1" style:font-name-asian="나눔고딕" style:font-size-asian="11pt" style:font-size-complex="11pt"/>
    </style:style>
    <style:style style:name="P6" style:family="paragraph" style:parent-style-name="Standard">
      <style:paragraph-properties fo:text-align="start" style:justify-single-word="false"/>
      <style:text-properties fo:color="#000000" loext:opacity="100%" style:font-name="나눔고딕" fo:font-size="11pt" officeooo:rsid="000bd4d8" officeooo:paragraph-rsid="0095068e" style:font-name-asian="나눔고딕" style:font-size-asian="11pt" style:font-size-complex="11pt"/>
    </style:style>
    <style:style style:name="P7" style:family="paragraph" style:parent-style-name="Standard">
      <style:paragraph-properties fo:text-align="start" style:justify-single-word="false"/>
      <style:text-properties fo:color="#000000" loext:opacity="100%" style:font-name="나눔고딕" fo:font-size="11pt" officeooo:rsid="0010bbf8" officeooo:paragraph-rsid="008ef2e1" style:font-name-asian="나눔고딕" style:font-size-asian="11pt" style:font-size-complex="11pt"/>
    </style:style>
    <style:style style:name="P8" style:family="paragraph" style:parent-style-name="Standard">
      <style:paragraph-properties fo:text-align="start" style:justify-single-word="false"/>
      <style:text-properties fo:color="#000000" loext:opacity="100%" style:font-name="나눔고딕" fo:font-size="11pt" officeooo:rsid="0095068e" officeooo:paragraph-rsid="0095068e" style:font-name-asian="나눔고딕" style:font-size-asian="11pt" style:language-asian="ko" style:country-asian="KR" style:font-size-complex="11pt"/>
    </style:style>
    <style:style style:name="P9" style:family="paragraph" style:parent-style-name="Standard">
      <style:paragraph-properties fo:text-align="start" style:justify-single-word="false"/>
      <style:text-properties fo:color="#000000" loext:opacity="100%" style:font-name="나눔고딕" fo:font-size="11pt" officeooo:rsid="000bd4d8" officeooo:paragraph-rsid="008ef2e1" style:font-name-asian="나눔고딕" style:font-size-asian="11pt" style:language-asian="ko" style:country-asian="KR" style:font-size-complex="11pt"/>
    </style:style>
    <style:style style:name="P10"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95068e" style:font-name-asian="나눔고딕" style:font-size-asian="11pt" style:language-asian="ko" style:country-asian="KR" style:font-style-asian="normal" style:font-size-complex="11pt" style:font-style-complex="normal"/>
    </style:style>
    <style:style style:name="P11"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10fbbd0" style:font-name-asian="나눔고딕" style:font-size-asian="11pt" style:language-asian="ko" style:country-asian="KR" style:font-style-asian="normal" style:font-size-complex="11pt" style:font-style-complex="normal"/>
    </style:style>
    <style:style style:name="P12"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047752" style:font-name-asian="나눔고딕" style:font-size-asian="11pt" style:language-asian="ko" style:country-asian="KR" style:font-style-asian="normal" style:font-size-complex="11pt" style:font-style-complex="normal"/>
    </style:style>
    <style:style style:name="P13"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9b22b7" style:font-name-asian="나눔고딕" style:font-size-asian="11pt" style:language-asian="ko" style:country-asian="KR" style:font-style-asian="normal" style:font-size-complex="11pt" style:font-style-complex="normal"/>
    </style:style>
    <style:style style:name="P14"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65199d" style:font-name-asian="나눔고딕" style:font-size-asian="11pt" style:language-asian="ko" style:country-asian="KR" style:font-style-asian="normal" style:font-size-complex="11pt" style:font-style-complex="normal"/>
    </style:style>
    <style:style style:name="P15"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16" style:family="paragraph" style:parent-style-name="Standard">
      <style:paragraph-properties fo:line-height="150%" fo:text-align="start" style:justify-single-word="false"/>
      <style:text-properties fo:color="#000000" loext:opacity="100%" style:font-name="나눔고딕" fo:font-size="11pt" fo:font-style="normal" officeooo:rsid="00208bf1" officeooo:paragraph-rsid="0075a846" style:font-name-asian="나눔고딕" style:font-size-asian="11pt" style:language-asian="ko" style:country-asian="KR" style:font-style-asian="normal" style:font-size-complex="11pt" style:font-style-complex="normal"/>
    </style:style>
    <style:style style:name="P17" style:family="paragraph" style:parent-style-name="Standard">
      <style:paragraph-properties fo:line-height="150%" fo:text-align="start" style:justify-single-word="false"/>
      <style:text-properties fo:color="#000000" loext:opacity="100%" fo:font-size="11pt" officeooo:paragraph-rsid="00047752" style:font-size-asian="11pt" style:font-size-complex="11pt"/>
    </style:style>
    <style:style style:name="P18" style:family="paragraph" style:parent-style-name="Standard">
      <style:paragraph-properties fo:line-height="150%" fo:text-align="start" style:justify-single-word="false"/>
      <style:text-properties fo:color="#000000" loext:opacity="100%" fo:font-size="11pt" officeooo:paragraph-rsid="00c0fe7d" style:font-size-asian="11pt" style:font-size-complex="11pt"/>
    </style:style>
    <style:style style:name="P19" style:family="paragraph" style:parent-style-name="Standard">
      <style:paragraph-properties fo:line-height="150%" fo:text-align="start" style:justify-single-word="false"/>
      <style:text-properties fo:color="#000000" loext:opacity="100%" fo:font-size="11pt" officeooo:paragraph-rsid="00c0fe7d" style:font-size-asian="11pt" style:language-asian="ko" style:country-asian="KR" style:font-size-complex="11pt"/>
    </style:style>
    <style:style style:name="P20" style:family="paragraph" style:parent-style-name="Standard">
      <style:paragraph-properties fo:line-height="150%" fo:text-align="start" style:justify-single-word="false"/>
      <style:text-properties fo:color="#000000" loext:opacity="100%" fo:font-size="11pt" officeooo:paragraph-rsid="0163eefb" style:font-size-asian="11pt" style:language-asian="ko" style:country-asian="KR" style:font-size-complex="11pt"/>
    </style:style>
    <style:style style:name="P21" style:family="paragraph" style:parent-style-name="Standard">
      <style:paragraph-properties fo:line-height="150%" fo:text-align="start" style:justify-single-word="false"/>
      <style:text-properties fo:color="#000000" loext:opacity="100%" fo:font-size="11pt" officeooo:paragraph-rsid="01668428" style:font-size-asian="11pt" style:language-asian="ko" style:country-asian="KR" style:font-size-complex="11pt"/>
    </style:style>
    <style:style style:name="P22" style:family="paragraph" style:parent-style-name="Standard">
      <style:paragraph-properties fo:line-height="150%" fo:text-align="start" style:justify-single-word="false"/>
      <style:text-properties fo:color="#000000" loext:opacity="100%" fo:font-size="11pt" officeooo:paragraph-rsid="0166b7fa" style:font-size-asian="11pt" style:language-asian="ko" style:country-asian="KR" style:font-size-complex="11pt"/>
    </style:style>
    <style:style style:name="P23" style:family="paragraph" style:parent-style-name="Standard">
      <style:paragraph-properties fo:line-height="150%" fo:text-align="start" style:justify-single-word="false"/>
      <style:text-properties fo:color="#000000" loext:opacity="100%" fo:font-size="11pt" officeooo:paragraph-rsid="0168321a" style:font-size-asian="11pt" style:language-asian="ko" style:country-asian="KR" style:font-size-complex="11pt"/>
    </style:style>
    <style:style style:name="P24" style:family="paragraph" style:parent-style-name="Standard">
      <style:paragraph-properties fo:line-height="150%" fo:text-align="start" style:justify-single-word="false"/>
      <style:text-properties fo:color="#000000" loext:opacity="100%" fo:font-size="11pt" officeooo:paragraph-rsid="0169635f" style:font-size-asian="11pt" style:language-asian="ko" style:country-asian="KR" style:font-size-complex="11pt"/>
    </style:style>
    <style:style style:name="P25" style:family="paragraph" style:parent-style-name="Standard">
      <style:paragraph-properties fo:line-height="150%" fo:text-align="start" style:justify-single-word="false"/>
      <style:text-properties fo:color="#000000" loext:opacity="100%" fo:font-size="11pt" officeooo:paragraph-rsid="0169ae60" style:font-size-asian="11pt" style:language-asian="ko" style:country-asian="KR" style:font-size-complex="11pt"/>
    </style:style>
    <style:style style:name="P26" style:family="paragraph" style:parent-style-name="Standard">
      <style:paragraph-properties fo:line-height="150%" fo:text-align="start" style:justify-single-word="false"/>
      <style:text-properties fo:color="#000000" loext:opacity="100%" fo:font-size="11pt" officeooo:paragraph-rsid="016a04e5" style:font-size-asian="11pt" style:language-asian="ko" style:country-asian="KR" style:font-size-complex="11pt"/>
    </style:style>
    <style:style style:name="P27" style:family="paragraph" style:parent-style-name="Standard">
      <style:paragraph-properties fo:line-height="150%" fo:text-align="start" style:justify-single-word="false"/>
      <style:text-properties fo:color="#000000" loext:opacity="100%" fo:font-size="11pt" officeooo:rsid="0163eefb" officeooo:paragraph-rsid="0163eefb" style:font-size-asian="11pt" style:language-asian="ko" style:country-asian="KR" style:font-size-complex="11pt"/>
    </style:style>
    <style:style style:name="P28" style:family="paragraph" style:parent-style-name="Standard">
      <style:paragraph-properties fo:line-height="150%" fo:text-align="start" style:justify-single-word="false"/>
      <style:text-properties fo:color="#000000" loext:opacity="100%" fo:font-size="11pt" officeooo:rsid="01647973" officeooo:paragraph-rsid="01647973" style:font-size-asian="11pt" style:language-asian="ko" style:country-asian="KR" style:font-size-complex="11pt"/>
    </style:style>
    <style:style style:name="P29" style:family="paragraph" style:parent-style-name="Standard">
      <style:paragraph-properties fo:line-height="150%" fo:text-align="start" style:justify-single-word="false"/>
      <style:text-properties fo:color="#000000" loext:opacity="100%" fo:font-size="11pt" officeooo:rsid="0169635f" officeooo:paragraph-rsid="0169635f" style:font-size-asian="11pt" style:language-asian="ko" style:country-asian="KR" style:font-size-complex="11pt"/>
    </style:style>
    <style:style style:name="P30" style:family="paragraph" style:parent-style-name="Standard">
      <style:paragraph-properties fo:line-height="150%" fo:text-align="start" style:justify-single-word="false"/>
      <style:text-properties fo:color="#000000" loext:opacity="100%" style:font-name="Times New Roman1"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31" style:family="paragraph" style:parent-style-name="Standard">
      <style:paragraph-properties fo:line-height="150%" fo:text-align="start" style:justify-single-word="false"/>
      <style:text-properties fo:color="#000000" loext:opacity="100%" style:font-name="Times New Roman1" fo:font-size="11pt" fo:font-style="normal" officeooo:rsid="00208bf1" officeooo:paragraph-rsid="00a3e58b" style:font-name-asian="나눔고딕" style:font-size-asian="11pt" style:language-asian="ko" style:country-asian="KR" style:font-style-asian="normal" style:font-size-complex="11pt" style:font-style-complex="normal"/>
    </style:style>
    <style:style style:name="P32" style:family="paragraph" style:parent-style-name="Standard">
      <style:paragraph-properties fo:line-height="150%" fo:text-align="start" style:justify-single-word="false"/>
      <style:text-properties fo:color="#000000" loext:opacity="100%" officeooo:paragraph-rsid="0075a846"/>
    </style:style>
    <style:style style:name="P33"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047752" style:text-blinking="false" fo:background-color="transparent" style:font-name-asian="나눔고딕" style:font-size-asian="11pt" style:language-asian="ko" style:country-asian="KR" style:font-style-asian="normal" style:font-size-complex="11pt" style:font-style-complex="normal"/>
    </style:style>
    <style:style style:name="P34"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35"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6ac0a7" style:text-blinking="false" fo:background-color="transparent" style:font-name-asian="나눔고딕" style:font-size-asian="11pt" style:language-asian="ko" style:country-asian="KR" style:font-style-asian="normal" style:font-size-complex="11pt" style:font-style-complex="normal"/>
    </style:style>
    <style:style style:name="P36"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75a846" style:text-blinking="false" fo:background-color="transparent" style:font-name-asian="나눔고딕" style:font-size-asian="11pt" style:language-asian="ko" style:country-asian="KR" style:font-style-asian="normal" style:font-size-complex="11pt" style:font-style-complex="normal"/>
    </style:style>
    <style:style style:name="P37"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7e54a0" style:text-blinking="false" fo:background-color="transparent" style:font-name-asian="나눔고딕" style:font-size-asian="11pt" style:language-asian="ko" style:country-asian="KR" style:font-style-asian="normal" style:font-size-complex="11pt" style:font-style-complex="normal"/>
    </style:style>
    <style:style style:name="P38"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75a846" style:text-blinking="false" fo:background-color="transparent" style:font-size-asian="11pt" style:font-size-complex="11pt"/>
    </style:style>
    <style:style style:name="P39"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c181d1" officeooo:paragraph-rsid="00c181d1" style:text-blinking="false" fo:background-color="transparent" style:font-size-asian="11pt" style:language-asian="ko" style:country-asian="KR" style:font-size-complex="11pt"/>
    </style:style>
    <style:style style:name="P40"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Times New Roman1"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41" style:family="paragraph" style:parent-style-name="Text_20_body">
      <style:paragraph-properties fo:line-height="150%" fo:text-align="start" style:justify-single-word="false"/>
      <style:text-properties fo:color="#000000" loext:opacity="100%" style:font-name="나눔고딕" fo:font-size="11pt" fo:font-style="normal" officeooo:rsid="00208bf1" officeooo:paragraph-rsid="00988edd" style:font-name-asian="나눔고딕" style:font-size-asian="11pt" style:language-asian="ko" style:country-asian="KR" style:font-style-asian="normal" style:font-size-complex="11pt" style:font-style-complex="normal"/>
    </style:style>
    <style:style style:name="P42" style:family="paragraph" style:parent-style-name="Text_20_body">
      <style:paragraph-properties fo:line-height="150%" fo:text-align="start" style:justify-single-word="false"/>
      <style:text-properties fo:color="#000000" loext:opacity="100%" style:font-name="나눔고딕" fo:font-size="11pt" fo:font-style="normal" officeooo:rsid="00208bf1" officeooo:paragraph-rsid="005e061f" style:font-name-asian="나눔고딕" style:font-size-asian="11pt" style:language-asian="ko" style:country-asian="KR" style:font-style-asian="normal" style:font-size-complex="11pt" style:font-style-complex="normal"/>
    </style:style>
    <style:style style:name="P43" style:family="paragraph" style:parent-style-name="Text_20_body">
      <style:paragraph-properties fo:line-height="150%" fo:text-align="start" style:justify-single-word="false"/>
      <style:text-properties fo:color="#000000" loext:opacity="100%" style:font-name="나눔고딕" fo:font-size="11pt" fo:font-style="normal" officeooo:rsid="00208bf1" officeooo:paragraph-rsid="00a38b7d" style:font-name-asian="나눔고딕" style:font-size-asian="11pt" style:language-asian="ko" style:country-asian="KR" style:font-style-asian="normal" style:font-size-complex="11pt" style:font-style-complex="normal"/>
    </style:style>
    <style:style style:name="P44" style:family="paragraph" style:parent-style-name="Text_20_body">
      <style:paragraph-properties fo:line-height="150%" fo:text-align="start" style:justify-single-word="false"/>
      <style:text-properties fo:color="#000000" loext:opacity="100%" style:font-name="나눔고딕" fo:font-size="11pt" fo:font-style="normal" officeooo:rsid="00208bf1" officeooo:paragraph-rsid="007e54a0" style:font-name-asian="나눔고딕" style:font-size-asian="11pt" style:language-asian="ko" style:country-asian="KR" style:font-style-asian="normal" style:font-size-complex="11pt" style:font-style-complex="normal"/>
    </style:style>
    <style:style style:name="P45" style:family="paragraph" style:parent-style-name="Text_20_body">
      <style:paragraph-properties fo:line-height="150%" fo:text-align="start" style:justify-single-word="false"/>
      <style:text-properties fo:color="#000000" loext:opacity="100%" style:font-name="나눔고딕" fo:font-size="11pt" fo:font-style="normal" officeooo:rsid="00868504" officeooo:paragraph-rsid="00b6e686" style:font-name-asian="나눔고딕" style:font-size-asian="11pt" style:language-asian="ko" style:country-asian="KR" style:font-style-asian="normal" style:font-size-complex="11pt" style:font-style-complex="normal"/>
    </style:style>
    <style:style style:name="P46" style:family="paragraph" style:parent-style-name="Text_20_body">
      <style:paragraph-properties fo:line-height="150%" fo:text-align="start" style:justify-single-word="false"/>
      <style:text-properties fo:color="#000000" loext:opacity="100%" style:font-name="Times New Roman1" fo:font-size="11pt" fo:font-style="normal" officeooo:rsid="00208bf1" officeooo:paragraph-rsid="00a766c2" style:font-name-asian="나눔고딕" style:font-size-asian="11pt" style:language-asian="ko" style:country-asian="KR" style:font-style-asian="normal" style:font-size-complex="11pt" style:font-style-complex="normal"/>
    </style:style>
    <style:style style:name="P47" style:family="paragraph" style:parent-style-name="Text_20_body">
      <style:paragraph-properties fo:line-height="150%" fo:text-align="start" style:justify-single-word="false"/>
      <style:text-properties fo:color="#000000" loext:opacity="100%" fo:font-size="11pt" officeooo:paragraph-rsid="00b6e686" style:font-size-asian="11pt" style:font-size-complex="11pt"/>
    </style:style>
    <style:style style:name="P48" style:family="paragraph" style:parent-style-name="Text_20_body">
      <style:paragraph-properties fo:line-height="150%" fo:text-align="start" style:justify-single-word="false"/>
      <style:text-properties fo:color="#000000" loext:opacity="100%" fo:font-size="11pt" officeooo:paragraph-rsid="00beea9e" style:font-size-asian="11pt" style:font-size-complex="11pt"/>
    </style:style>
    <style:style style:name="P49"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50"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208bf1" officeooo:paragraph-rsid="00a38b7d" style:text-blinking="false" fo:background-color="transparent" style:font-name-asian="나눔고딕" style:font-size-asian="11pt" style:language-asian="ko" style:country-asian="KR" style:font-style-asian="normal" style:font-size-complex="11pt" style:font-style-complex="normal"/>
    </style:style>
    <style:style style:name="P51"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868504" officeooo:paragraph-rsid="00b6e686" style:text-blinking="false" fo:background-color="transparent" style:font-name-asian="나눔고딕" style:font-size-asian="11pt" style:language-asian="ko" style:country-asian="KR" style:font-style-asian="normal" style:font-size-complex="11pt" style:font-style-complex="normal"/>
    </style:style>
    <style:style style:name="P52"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bd081f" style:text-blinking="false" fo:background-color="transparent" style:font-size-asian="11pt" style:font-size-complex="11pt"/>
    </style:style>
    <style:style style:name="P53"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font-size-complex="11pt"/>
    </style:style>
    <style:style style:name="P54"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beea9e" style:text-blinking="false" fo:background-color="transparent" style:font-size-asian="11pt" style:language-asian="ko" style:country-asian="KR" style:font-size-complex="11pt"/>
    </style:style>
    <style:style style:name="P55"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language-asian="ko" style:country-asian="KR" style:font-size-complex="11pt"/>
    </style:style>
    <style:style style:name="P56"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font-size-complex="11pt"/>
    </style:style>
    <style:style style:name="P57"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language-asian="ko" style:country-asian="KR" style:font-size-complex="11pt"/>
    </style:style>
    <style:style style:name="P58" style:family="paragraph" style:parent-style-name="Text_20_body">
      <style:paragraph-properties fo:margin-left="0cm" fo:margin-right="0cm" fo:margin-top="0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59" style:family="paragraph" style:parent-style-name="Text_20_body">
      <style:paragraph-properties fo:margin-left="0cm" fo:margin-right="0cm" fo:margin-top="0.035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style>
    <style:style style:name="P6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officeooo:paragraph-rsid="01167a12"/>
    </style:style>
    <style:style style:name="P6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style:font-size-asian="11pt" style:language-asian="ko" style:country-asian="KR" style:font-size-complex="11pt"/>
    </style:style>
    <style:style style:name="P6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391dc9" style:font-size-asian="11pt" style:language-asian="ko" style:country-asian="KR" style:font-size-complex="11pt"/>
    </style:style>
    <style:style style:name="P6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4ac404" style:font-size-asian="11pt" style:language-asian="ko" style:country-asian="KR" style:font-size-complex="11pt"/>
    </style:style>
    <style:style style:name="P6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4b6d54" style:font-size-asian="11pt" style:language-asian="ko" style:country-asian="KR" style:font-size-complex="11pt"/>
    </style:style>
    <style:style style:name="P6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5a8f3f" style:font-size-asian="11pt" style:language-asian="ko" style:country-asian="KR" style:font-size-complex="11pt"/>
    </style:style>
    <style:style style:name="P6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rsid="013e3436" officeooo:paragraph-rsid="01466925" style:font-size-asian="11pt" style:language-asian="ko" style:country-asian="KR" style:font-size-complex="11pt"/>
    </style:style>
    <style:style style:name="P6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0e32f1a" style:font-size-asian="11pt" style:font-size-complex="11pt"/>
    </style:style>
    <style:style style:name="P6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0ffc650" style:font-size-asian="11pt" style:font-size-complex="11pt"/>
    </style:style>
    <style:style style:name="P7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03c0fb" style:font-size-asian="11pt" style:font-size-complex="11pt"/>
    </style:style>
    <style:style style:name="P7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1f3b79" style:font-size-asian="11pt" style:font-size-complex="11pt"/>
    </style:style>
    <style:style style:name="P7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391dc9" style:font-size-asian="11pt" style:font-size-complex="11pt"/>
    </style:style>
    <style:style style:name="P7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3ec1a3" style:font-size-asian="11pt" style:font-size-complex="11pt"/>
    </style:style>
    <style:style style:name="P7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4b6d54" style:font-size-asian="11pt" style:font-size-complex="11pt"/>
    </style:style>
    <style:style style:name="P7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59caee" style:font-size-asian="11pt" style:font-size-complex="11pt"/>
    </style:style>
    <style:style style:name="P7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5a8f3f" style:font-size-asian="11pt" style:font-size-complex="11pt"/>
    </style:style>
    <style:style style:name="P7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5bda0d" style:font-size-asian="11pt" style:font-size-complex="11pt"/>
    </style:style>
    <style:style style:name="P7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7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e2a419" style:text-blinking="false" fo:background-color="transparent" style:font-size-asian="11pt" style:language-asian="ko" style:country-asian="KR" style:font-size-complex="11pt"/>
    </style:style>
    <style:style style:name="P8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language-asian="ko" style:country-asian="KR" style:font-size-complex="11pt"/>
    </style:style>
    <style:style style:name="P8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ec1a3" style:text-blinking="false" fo:background-color="transparent" style:font-size-asian="11pt" style:language-asian="ko" style:country-asian="KR" style:font-size-complex="11pt"/>
    </style:style>
    <style:style style:name="P8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438b7" style:text-blinking="false" fo:background-color="transparent" style:font-size-asian="11pt" style:language-asian="ko" style:country-asian="KR" style:font-size-complex="11pt"/>
    </style:style>
    <style:style style:name="P8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b6d54" style:text-blinking="false" fo:background-color="transparent" style:font-size-asian="11pt" style:language-asian="ko" style:country-asian="KR" style:font-size-complex="11pt"/>
    </style:style>
    <style:style style:name="P8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c029d" style:text-blinking="false" fo:background-color="transparent" style:font-size-asian="11pt" style:language-asian="ko" style:country-asian="KR" style:font-size-complex="11pt"/>
    </style:style>
    <style:style style:name="P8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9caee" style:text-blinking="false" fo:background-color="transparent" style:font-size-asian="11pt" style:language-asian="ko" style:country-asian="KR" style:font-size-complex="11pt"/>
    </style:style>
    <style:style style:name="P8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a8f3f" style:text-blinking="false" fo:background-color="transparent" style:font-size-asian="11pt" style:language-asian="ko" style:country-asian="KR" style:font-size-complex="11pt"/>
    </style:style>
    <style:style style:name="P8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668428" style:text-blinking="false" fo:background-color="transparent" style:font-size-asian="11pt" style:language-asian="ko" style:country-asian="KR" style:font-size-complex="11pt"/>
    </style:style>
    <style:style style:name="P8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2a419" style:text-blinking="false" fo:background-color="transparent" style:font-size-asian="11pt" style:language-asian="ko" style:country-asian="KR" style:font-size-complex="11pt"/>
    </style:style>
    <style:style style:name="P8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9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f5c01d" officeooo:paragraph-rsid="00f5c01d" style:text-blinking="false" fo:background-color="transparent" style:font-size-asian="11pt" style:language-asian="ko" style:country-asian="KR" style:font-size-complex="11pt"/>
    </style:style>
    <style:style style:name="P9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ec1a3" officeooo:paragraph-rsid="01391dc9" style:text-blinking="false" fo:background-color="transparent" style:font-size-asian="11pt" style:language-asian="ko" style:country-asian="KR" style:font-size-complex="11pt"/>
    </style:style>
    <style:style style:name="P9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438b7" officeooo:paragraph-rsid="014438b7" style:text-blinking="false" fo:background-color="transparent" style:font-size-asian="11pt" style:language-asian="ko" style:country-asian="KR" style:font-size-complex="11pt"/>
    </style:style>
    <style:style style:name="P9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91dc9" officeooo:paragraph-rsid="01391dc9" style:text-blinking="false" fo:background-color="transparent" style:font-size-asian="11pt" style:language-asian="ko" style:country-asian="KR" style:font-size-complex="11pt"/>
    </style:style>
    <style:style style:name="P9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91d08" officeooo:paragraph-rsid="01491d08" style:text-blinking="false" fo:background-color="transparent" style:font-size-asian="11pt" style:language-asian="ko" style:country-asian="KR" style:font-size-complex="11pt"/>
    </style:style>
    <style:style style:name="P9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b6d54" officeooo:paragraph-rsid="014ac404" style:text-blinking="false" fo:background-color="transparent" style:font-size-asian="11pt" style:language-asian="ko" style:country-asian="KR" style:font-size-complex="11pt"/>
    </style:style>
    <style:style style:name="P9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c029d" officeooo:paragraph-rsid="014c029d" style:text-blinking="false" fo:background-color="transparent" style:font-size-asian="11pt" style:language-asian="ko" style:country-asian="KR" style:font-size-complex="11pt"/>
    </style:style>
    <style:style style:name="P9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c029d" officeooo:paragraph-rsid="014b6d54" style:text-blinking="false" fo:background-color="transparent" style:font-size-asian="11pt" style:language-asian="ko" style:country-asian="KR" style:font-size-complex="11pt"/>
    </style:style>
    <style:style style:name="P9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8c1a4" officeooo:paragraph-rsid="0158c1a4" style:text-blinking="false" fo:background-color="transparent" style:font-size-asian="11pt" style:language-asian="ko" style:country-asian="KR" style:font-size-complex="11pt"/>
    </style:style>
    <style:style style:name="P9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1c0ecd" style:text-blinking="false" fo:background-color="transparent" style:font-size-asian="11pt" style:font-size-complex="11pt"/>
    </style:style>
    <style:style style:name="P10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22618b" style:text-blinking="false" fo:background-color="transparent" style:font-size-asian="11pt" style:font-size-complex="11pt"/>
    </style:style>
    <style:style style:name="P10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font-size-complex="11pt"/>
    </style:style>
    <style:style style:name="P10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ec1a3" style:text-blinking="false" fo:background-color="transparent" style:font-size-asian="11pt" style:font-size-complex="11pt"/>
    </style:style>
    <style:style style:name="P10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07a4f" style:text-blinking="false" fo:background-color="transparent" style:font-size-asian="11pt" style:font-size-complex="11pt"/>
    </style:style>
    <style:style style:name="P10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438b7" style:text-blinking="false" fo:background-color="transparent" style:font-size-asian="11pt" style:font-size-complex="11pt"/>
    </style:style>
    <style:style style:name="P10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ac404" style:text-blinking="false" fo:background-color="transparent" style:font-size-asian="11pt" style:font-size-complex="11pt"/>
    </style:style>
    <style:style style:name="P10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b6d54" style:text-blinking="false" fo:background-color="transparent" style:font-size-asian="11pt" style:font-size-complex="11pt"/>
    </style:style>
    <style:style style:name="P10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c029d" style:text-blinking="false" fo:background-color="transparent" style:font-size-asian="11pt" style:font-size-complex="11pt"/>
    </style:style>
    <style:style style:name="P10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a8f3f" style:text-blinking="false" fo:background-color="transparent" style:font-size-asian="11pt" style:font-size-complex="11pt"/>
    </style:style>
    <style:style style:name="P109" style:family="paragraph" style:parent-style-name="Text_20_body">
      <style:paragraph-properties fo:margin-left="0cm" fo:margin-right="0cm" fo:margin-top="0.062cm" fo:margin-bottom="0cm" style:contextual-spacing="false" fo:line-height="138%" fo:text-align="start" style:justify-single-word="false" fo:text-indent="0cm" style:auto-text-indent="false" style:writing-mode="lr-tb"/>
      <style:text-properties fo:color="#000000" loext:opacity="100%" fo:font-size="11pt" style:font-size-asian="11pt" style:language-asian="ko" style:country-asian="KR" style:font-size-complex="11pt"/>
    </style:style>
    <style:style style:name="P110" style:family="paragraph" style:parent-style-name="Text_20_body">
      <style:paragraph-properties fo:margin-left="0cm" fo:margin-right="0cm" fo:margin-top="0.03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111"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fo:font-size="11pt" officeooo:paragraph-rsid="00d78ff2" style:font-size-asian="11pt" style:font-size-complex="11pt"/>
    </style:style>
    <style:style style:name="P112"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668428" style:text-blinking="false" fo:background-color="transparent" style:font-size-asian="11pt" style:font-size-complex="11pt"/>
    </style:style>
    <style:style style:name="P113"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de2998" officeooo:paragraph-rsid="00e0000a" style:text-blinking="false" fo:background-color="transparent" style:font-size-asian="11pt" style:language-asian="ko" style:country-asian="KR" style:font-size-complex="11pt"/>
    </style:style>
    <style:style style:name="P114"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e0000a" style:text-blinking="false" fo:background-color="transparent" style:font-size-asian="11pt" style:language-asian="ko" style:country-asian="KR" style:font-size-complex="11pt"/>
    </style:style>
    <style:style style:name="P115"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6f2e1" officeooo:paragraph-rsid="00e6f2e1" style:text-blinking="false" fo:background-color="transparent" style:font-size-asian="11pt" style:language-asian="ko" style:country-asian="KR" style:font-size-complex="11pt"/>
    </style:style>
    <style:style style:name="P116"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fo:font-size="11pt" officeooo:paragraph-rsid="00e87679" style:font-size-asian="11pt" style:font-size-complex="11pt"/>
    </style:style>
    <style:style style:name="P117"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fo:font-size="11pt" officeooo:paragraph-rsid="015f4e6f" style:font-size-asian="11pt" style:font-size-complex="11pt"/>
    </style:style>
    <style:style style:name="P118"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fo:font-size="11pt" officeooo:paragraph-rsid="015d7623" style:font-size-asian="11pt" style:font-size-complex="11pt"/>
    </style:style>
    <style:style style:name="P119"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fo:font-size="11pt" officeooo:rsid="0163eefb" officeooo:paragraph-rsid="0163eefb" style:font-size-asian="11pt" style:language-asian="ko" style:country-asian="KR" style:font-size-complex="11pt"/>
    </style:style>
    <style:style style:name="P120" style:family="paragraph" style:parent-style-name="Text_20_body">
      <style:paragraph-properties fo:margin-left="0cm" fo:margin-right="0cm" fo:margin-top="0.018cm" fo:margin-bottom="0cm" style:contextual-spacing="false" fo:line-height="138%" fo:text-align="start" style:justify-single-word="false" fo:text-indent="0cm" style:auto-text-indent="false" style:writing-mode="lr-tb"/>
      <style:text-properties fo:color="#000000" loext:opacity="100%" fo:font-size="11pt" officeooo:paragraph-rsid="00e46497" style:font-size-asian="11pt" style:font-size-complex="11pt"/>
    </style:style>
    <style:style style:name="P121" style:family="paragraph" style:parent-style-name="Text_20_body">
      <style:paragraph-properties fo:margin-left="0cm" fo:margin-right="0cm" fo:margin-top="0.4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122"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color="#000000" loext:opacity="100%" fo:font-size="11pt" officeooo:paragraph-rsid="00e8db3a" style:font-size-asian="11pt" style:font-size-complex="11pt"/>
    </style:style>
    <style:style style:name="P123"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87679" officeooo:paragraph-rsid="00e87679" style:text-blinking="false" fo:background-color="transparent" style:font-size-asian="11pt" style:language-asian="ko" style:country-asian="KR" style:font-size-complex="11pt"/>
    </style:style>
    <style:style style:name="P124" style:family="paragraph" style:parent-style-name="Text_20_body">
      <style:paragraph-properties fo:margin-left="0cm" fo:margin-right="0cm" fo:margin-top="0.68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edbf1d" officeooo:paragraph-rsid="00edbf1d" style:text-blinking="false" fo:background-color="transparent" style:font-size-asian="11pt" style:language-asian="ko" style:country-asian="KR" style:font-size-complex="11pt"/>
    </style:style>
    <style:style style:name="P125"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fo:font-size="11pt" officeooo:paragraph-rsid="01093b81" style:font-size-asian="11pt" style:font-size-complex="11pt"/>
    </style:style>
    <style:style style:name="P126"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color="#000000" loext:opacity="100%" fo:font-size="11pt" officeooo:paragraph-rsid="011d4005" style:font-size-asian="11pt" style:font-size-complex="11pt"/>
    </style:style>
    <style:style style:name="P127"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28"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font-size-complex="11pt"/>
    </style:style>
    <style:style style:name="P129"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7dc39" style:text-blinking="false" fo:background-color="transparent" style:font-size-asian="11pt" style:font-size-complex="11pt"/>
    </style:style>
    <style:style style:name="P130"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language-asian="ko" style:country-asian="KR" style:font-size-complex="11pt"/>
    </style:style>
    <style:style style:name="P131"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7dc39" style:text-blinking="false" fo:background-color="transparent" style:font-size-asian="11pt" style:language-asian="ko" style:country-asian="KR" style:font-size-complex="11pt"/>
    </style:style>
    <style:style style:name="P132"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7dc39" officeooo:paragraph-rsid="0137dc39" style:text-blinking="false" fo:background-color="transparent" style:font-size-asian="11pt" style:language-asian="ko" style:country-asian="KR" style:font-size-complex="11pt"/>
    </style:style>
    <style:style style:name="P133"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91dc9" officeooo:paragraph-rsid="01391dc9" style:text-blinking="false" fo:background-color="transparent" style:font-size-asian="11pt" style:language-asian="ko" style:country-asian="KR" style:font-size-complex="11pt"/>
    </style:style>
    <style:style style:name="P134"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91dc9" officeooo:paragraph-rsid="0137dc39" style:text-blinking="false" fo:background-color="transparent" style:font-size-asian="11pt" style:language-asian="ko" style:country-asian="KR" style:font-size-complex="11pt"/>
    </style:style>
    <style:style style:name="P135"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5a68c" style:font-size-asian="11pt" style:font-size-complex="11pt"/>
    </style:style>
    <style:style style:name="P136"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7dc39" style:font-size-asian="11pt" style:font-size-complex="11pt"/>
    </style:style>
    <style:style style:name="P137"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5a68c" style:font-size-asian="11pt" style:language-asian="ko" style:country-asian="KR" style:font-size-complex="11pt"/>
    </style:style>
    <style:style style:name="P138"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7dc39" style:font-size-asian="11pt" style:language-asian="ko" style:country-asian="KR" style:font-size-complex="11pt"/>
    </style:style>
    <style:style style:name="P139"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fo:font-size="11pt" officeooo:paragraph-rsid="01391dc9" style:font-size-asian="11pt" style:language-asian="ko" style:country-asian="KR" style:font-size-complex="11pt"/>
    </style:style>
    <style:style style:name="P140"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4ed681" style:font-size-asian="11pt" style:font-size-complex="11pt"/>
    </style:style>
    <style:style style:name="P141"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4f25ae" style:font-size-asian="11pt" style:font-size-complex="11pt"/>
    </style:style>
    <style:style style:name="P142"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518fcc" style:font-size-asian="11pt" style:font-size-complex="11pt"/>
    </style:style>
    <style:style style:name="P143"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4ed681" style:font-size-asian="11pt" style:language-asian="ko" style:country-asian="KR" style:font-size-complex="11pt"/>
    </style:style>
    <style:style style:name="P144"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ed681" style:text-blinking="false" fo:background-color="transparent" style:font-size-asian="11pt" style:font-size-complex="11pt"/>
    </style:style>
    <style:style style:name="P145"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f25ae" style:text-blinking="false" fo:background-color="transparent" style:font-size-asian="11pt" style:font-size-complex="11pt"/>
    </style:style>
    <style:style style:name="P146"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18fcc" style:text-blinking="false" fo:background-color="transparent" style:font-size-asian="11pt" style:font-size-complex="11pt"/>
    </style:style>
    <style:style style:name="P147"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ed681" style:text-blinking="false" fo:background-color="transparent" style:font-size-asian="11pt" style:language-asian="ko" style:country-asian="KR" style:font-size-complex="11pt"/>
    </style:style>
    <style:style style:name="P148"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f25ae" style:text-blinking="false" fo:background-color="transparent" style:font-size-asian="11pt" style:language-asian="ko" style:country-asian="KR" style:font-size-complex="11pt"/>
    </style:style>
    <style:style style:name="P149"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27522" officeooo:paragraph-rsid="01527522" style:text-blinking="false" fo:background-color="transparent" style:font-size-asian="11pt" style:language-asian="ko" style:country-asian="KR" style:font-size-complex="11pt"/>
    </style:style>
    <style:style style:name="P150" style:family="paragraph" style:parent-style-name="Text_20_body">
      <style:paragraph-properties fo:margin-left="0cm" fo:margin-right="0cm" fo:margin-top="0.52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b6d54" officeooo:paragraph-rsid="014b6d54" style:text-blinking="false" fo:background-color="transparent" style:font-size-asian="11pt" style:language-asian="ko" style:country-asian="KR" style:font-size-complex="11pt"/>
    </style:style>
    <style:style style:name="P151"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000000" loext:opacity="100%" fo:font-size="11pt" officeooo:rsid="0156f06e" officeooo:paragraph-rsid="0156f06e" style:font-size-asian="11pt" style:language-asian="ko" style:country-asian="KR" style:font-size-complex="11pt"/>
    </style:style>
    <style:style style:name="P152"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000000" loext:opacity="100%" fo:font-size="11pt" officeooo:paragraph-rsid="015d7623" style:font-size-asian="11pt" style:font-size-complex="11pt"/>
    </style:style>
    <style:style style:name="P153"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54"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6f06e" officeooo:paragraph-rsid="0156f06e" style:text-blinking="false" fo:background-color="transparent" style:font-size-asian="11pt" style:language-asian="ko" style:country-asian="KR" style:font-size-complex="11pt"/>
    </style:style>
    <style:style style:name="P155"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d7623" officeooo:paragraph-rsid="015d7623" style:text-blinking="false" fo:background-color="transparent" style:font-size-asian="11pt" style:language-asian="ko" style:country-asian="KR" style:font-size-complex="11pt"/>
    </style:style>
    <style:style style:name="P156" style:family="paragraph" style:parent-style-name="Text_20_body">
      <style:paragraph-properties fo:margin-left="0cm" fo:margin-right="0cm" fo:margin-top="0.08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6f06e" style:text-blinking="false" fo:background-color="transparent" style:font-size-asian="11pt" style:font-size-complex="11pt"/>
    </style:style>
    <style:style style:name="P157" style:family="paragraph" style:parent-style-name="Text_20_body">
      <style:paragraph-properties fo:margin-left="0cm" fo:margin-right="0cm" fo:margin-top="0.08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8c1a4" style:text-blinking="false" fo:background-color="transparent" style:font-size-asian="11pt" style:font-size-complex="11pt"/>
    </style:style>
    <style:style style:name="P158" style:family="paragraph" style:parent-style-name="Text_20_body">
      <style:paragraph-properties fo:margin-left="0cm" fo:margin-right="0cm" fo:margin-top="0.093cm" fo:margin-bottom="0cm" style:contextual-spacing="false" fo:line-height="138%" fo:text-align="start" style:justify-single-word="false" fo:text-indent="0cm" style:auto-text-indent="false" style:writing-mode="lr-tb"/>
      <style:text-properties fo:color="#000000" loext:opacity="100%" fo:font-size="11pt" officeooo:paragraph-rsid="0158c1a4" style:font-size-asian="11pt" style:font-size-complex="11pt"/>
    </style:style>
    <style:style style:name="P159" style:family="paragraph" style:parent-style-name="Text_20_body">
      <style:paragraph-properties fo:margin-left="0cm" fo:margin-right="0cm" fo:margin-top="0cm" fo:margin-bottom="0cm" style:contextual-spacing="false" fo:line-height="138%" fo:text-align="start" style:justify-single-word="false" fo:text-indent="1.725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60" style:family="paragraph" style:parent-style-name="Text_20_body">
      <style:paragraph-properties fo:margin-left="0cm" fo:margin-right="0cm" fo:margin-top="0cm" fo:margin-bottom="0cm" style:contextual-spacing="false" fo:line-height="138%" fo:text-align="start" style:justify-single-word="false" fo:text-indent="1.70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d78ff2" style:text-blinking="false" fo:background-color="transparent" style:font-size-asian="11pt" style:language-asian="ko" style:country-asian="KR" style:font-size-complex="11pt"/>
    </style:style>
    <style:style style:name="P161" style:family="paragraph" style:parent-style-name="Text_20_body">
      <style:paragraph-properties fo:margin-left="0cm" fo:margin-right="0cm" fo:margin-top="0.009cm" fo:margin-bottom="0cm" style:contextual-spacing="false" fo:line-height="138%" fo:text-align="start" style:justify-single-word="false" fo:text-indent="1.6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d78ff2" style:text-blinking="false" fo:background-color="transparent" style:font-size-asian="11pt" style:language-asian="ko" style:country-asian="KR" style:font-size-complex="11pt"/>
    </style:style>
    <style:style style:name="P162" style:family="paragraph" style:parent-style-name="Text_20_body">
      <style:paragraph-properties fo:margin-left="0cm" fo:margin-right="0cm" fo:margin-top="0.06cm" fo:margin-bottom="0cm" style:contextual-spacing="false" fo:line-height="138%" fo:text-align="start" style:justify-single-word="false" fo:text-indent="1.718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de2998" style:text-blinking="false" fo:background-color="transparent" style:font-size-asian="11pt" style:font-size-complex="11pt"/>
    </style:style>
    <style:style style:name="P163" style:family="paragraph" style:parent-style-name="Text_20_body">
      <style:paragraph-properties fo:margin-left="0cm" fo:margin-right="0cm" fo:margin-top="0.06cm" fo:margin-bottom="0cm" style:contextual-spacing="false" fo:line-height="138%" fo:text-align="start" style:justify-single-word="false" fo:text-indent="1.69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64" style:family="paragraph" style:parent-style-name="Text_20_body">
      <style:paragraph-properties fo:margin-left="0cm" fo:margin-right="0cm" fo:margin-top="0.042cm" fo:margin-bottom="0cm" style:contextual-spacing="false" fo:line-height="138%" fo:text-align="start" style:justify-single-word="false" fo:text-indent="1.75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65"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color="#000000" loext:opacity="100%" fo:font-size="11pt" officeooo:paragraph-rsid="00edbf1d" style:font-size-asian="11pt" style:font-size-complex="11pt"/>
    </style:style>
    <style:style style:name="P166"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edbf1d" style:text-blinking="false" fo:background-color="transparent" style:font-size-asian="11pt" style:language-asian="ko" style:country-asian="KR" style:font-size-complex="11pt"/>
    </style:style>
    <style:style style:name="P167" style:family="paragraph" style:parent-style-name="Text_20_body">
      <style:paragraph-properties fo:margin-left="0.06cm" fo:margin-right="2.473cm" fo:margin-top="0.542cm" fo:margin-bottom="0cm" style:contextual-spacing="false" fo:line-height="138%" fo:text-align="start" style:justify-single-word="false" fo:text-indent="-1.76cm" style:auto-text-indent="false" fo:padding="0cm" fo:border="none" style:writing-mode="lr-tb"/>
      <style:text-properties fo:color="#000000" loext:opacity="100%" officeooo:paragraph-rsid="00f3af97"/>
    </style:style>
    <style:style style:name="P168"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ffc650" officeooo:paragraph-rsid="00ffc650" style:text-blinking="false" fo:background-color="transparent" style:font-size-asian="11pt" style:language-asian="ko" style:country-asian="KR" style:font-size-complex="11pt"/>
    </style:style>
    <style:style style:name="P169"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f99f51" officeooo:paragraph-rsid="00f99f51" style:text-blinking="false" fo:background-color="transparent" style:font-size-asian="11pt" style:language-asian="ko" style:country-asian="KR" style:font-size-complex="11pt"/>
    </style:style>
    <style:style style:name="P170" style:family="paragraph" style:parent-style-name="Text_20_body">
      <style:paragraph-properties fo:margin-left="0cm" fo:margin-right="0cm" fo:margin-top="0.568cm" fo:margin-bottom="0cm" style:contextual-spacing="false" fo:line-height="138%" fo:text-align="start" style:justify-single-word="false" fo:text-indent="0.75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06382a" officeooo:paragraph-rsid="0106382a" style:text-blinking="false" fo:background-color="transparent" style:font-size-asian="11pt" style:language-asian="ko" style:country-asian="KR" style:font-size-complex="11pt"/>
    </style:style>
    <style:style style:name="P171"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72"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080deb" officeooo:paragraph-rsid="01080deb" style:text-blinking="false" fo:background-color="transparent" style:font-size-asian="11pt" style:language-asian="ko" style:country-asian="KR" style:font-size-complex="11pt"/>
    </style:style>
    <style:style style:name="P173" style:family="paragraph" style:parent-style-name="Text_20_body">
      <style:paragraph-properties fo:margin-left="0cm" fo:margin-right="0cm" fo:margin-top="0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508d6" officeooo:paragraph-rsid="011508d6" style:text-blinking="false" fo:background-color="transparent" style:font-size-asian="11pt" style:language-asian="ko" style:country-asian="KR" style:font-size-complex="11pt"/>
    </style:style>
    <style:style style:name="P174"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color="#000000" loext:opacity="100%" fo:font-size="11pt" style:font-size-asian="11pt" style:font-size-complex="11pt"/>
    </style:style>
    <style:style style:name="P175"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176" style:family="paragraph" style:parent-style-name="Text_20_body">
      <style:paragraph-properties fo:margin-left="0cm" fo:margin-right="0cm" fo:margin-top="0cm" fo:margin-bottom="0cm" style:contextual-spacing="false" fo:line-height="138%" fo:text-align="start" style:justify-single-word="false" fo:text-indent="1.755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77"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color="#000000" loext:opacity="100%" fo:font-size="11pt" officeooo:paragraph-rsid="0122618b" style:font-size-asian="11pt" style:font-size-complex="11pt"/>
    </style:style>
    <style:style style:name="P178"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79"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color="#000000" loext:opacity="100%" fo:font-size="11pt" officeooo:paragraph-rsid="0125b09e" style:font-size-asian="11pt" style:font-size-complex="11pt"/>
    </style:style>
    <style:style style:name="P180"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81"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color="#000000" loext:opacity="100%" fo:font-size="11pt" style:font-size-asian="11pt" style:language-asian="ko" style:country-asian="KR" style:font-size-complex="11pt"/>
    </style:style>
    <style:style style:name="P182"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03316" officeooo:paragraph-rsid="01303316" style:text-blinking="false" fo:background-color="transparent" style:font-size-asian="11pt" style:language-asian="ko" style:country-asian="KR" style:font-size-complex="11pt"/>
    </style:style>
    <style:style style:name="P183" style:family="paragraph" style:parent-style-name="Text_20_body">
      <style:paragraph-properties fo:margin-left="0cm" fo:margin-right="0cm" fo:margin-top="0.025cm" fo:margin-bottom="0cm" style:contextual-spacing="false" fo:line-height="138%" fo:text-align="start" style:justify-single-word="false" fo:text-indent="1.62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font-size-complex="11pt"/>
    </style:style>
    <style:style style:name="P184" style:family="paragraph" style:parent-style-name="Text_20_body">
      <style:paragraph-properties fo:margin-left="0cm" fo:margin-right="0cm" fo:margin-top="0.025cm" fo:margin-bottom="0cm" style:contextual-spacing="false" fo:line-height="138%" fo:text-align="start" style:justify-single-word="false" fo:text-indent="1.62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language-asian="ko" style:country-asian="KR" style:font-size-complex="11pt"/>
    </style:style>
    <style:style style:name="P185" style:family="paragraph" style:parent-style-name="Text_20_body">
      <style:paragraph-properties fo:margin-left="0cm" fo:margin-right="0cm" fo:margin-top="0.542cm" fo:margin-bottom="0cm" style:contextual-spacing="false" fo:line-height="138%" fo:text-align="start" style:justify-single-word="false" fo:text-indent="0.991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34840f" officeooo:paragraph-rsid="0134840f" style:text-blinking="false" fo:background-color="transparent" style:font-size-asian="11pt" style:language-asian="ko" style:country-asian="KR" style:font-size-complex="11pt"/>
    </style:style>
    <style:style style:name="P186" style:family="paragraph" style:parent-style-name="Text_20_body">
      <style:paragraph-properties fo:margin-left="0cm" fo:margin-right="0cm" fo:margin-top="0cm" fo:margin-bottom="0cm" style:contextual-spacing="false" fo:line-height="138%" fo:text-align="start" style:justify-single-word="false" fo:text-indent="1.9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font-size-complex="11pt"/>
    </style:style>
    <style:style style:name="P187" style:family="paragraph" style:parent-style-name="Text_20_body">
      <style:paragraph-properties fo:margin-left="0cm" fo:margin-right="0cm" fo:margin-top="0cm" fo:margin-bottom="0cm" style:contextual-spacing="false" fo:line-height="138%" fo:text-align="start" style:justify-single-word="false" fo:text-indent="1.9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language-asian="ko" style:country-asian="KR" style:font-size-complex="11pt"/>
    </style:style>
    <style:style style:name="P188" style:family="paragraph" style:parent-style-name="Text_20_body">
      <style:paragraph-properties fo:margin-left="0cm" fo:margin-right="0cm" fo:margin-top="0cm" fo:margin-bottom="0cm" style:contextual-spacing="false" fo:line-height="138%" fo:text-align="start" style:justify-single-word="false" fo:text-indent="0.998cm" style:auto-text-indent="false" style:writing-mode="lr-tb"/>
      <style:text-properties fo:color="#000000" loext:opacity="100%" fo:font-size="11pt" officeooo:paragraph-rsid="014ac404" style:font-size-asian="11pt" style:font-size-complex="11pt"/>
    </style:style>
    <style:style style:name="P189" style:family="paragraph" style:parent-style-name="Text_20_body">
      <style:paragraph-properties fo:margin-left="0cm" fo:margin-right="0.062cm" fo:margin-top="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ac404" officeooo:paragraph-rsid="014ac404" style:text-blinking="false" fo:background-color="transparent" style:font-size-asian="11pt" style:language-asian="ko" style:country-asian="KR" style:font-size-complex="11pt"/>
    </style:style>
    <style:style style:name="P190"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color="#000000" loext:opacity="100%" fo:font-size="11pt" style:font-size-asian="11pt" style:font-size-complex="11pt"/>
    </style:style>
    <style:style style:name="P191"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style:font-size-asian="11pt" style:language-asian="ko" style:country-asian="KR" style:font-size-complex="11pt"/>
    </style:style>
    <style:style style:name="P192"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93"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b6d54" style:text-blinking="false" fo:background-color="transparent" style:font-size-asian="11pt" style:font-size-complex="11pt"/>
    </style:style>
    <style:style style:name="P194"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b6d54" officeooo:paragraph-rsid="014b6d54" style:text-blinking="false" fo:background-color="transparent" style:font-size-asian="11pt" style:language-asian="ko" style:country-asian="KR" style:font-size-complex="11pt"/>
    </style:style>
    <style:style style:name="P195"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000000" loext:opacity="100%" fo:font-size="11pt" style:font-size-asian="11pt" style:font-size-complex="11pt"/>
    </style:style>
    <style:style style:name="P196"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000000" loext:opacity="100%" fo:font-size="11pt" officeooo:paragraph-rsid="014b6d54" style:font-size-asian="11pt" style:language-asian="ko" style:country-asian="KR" style:font-size-complex="11pt"/>
    </style:style>
    <style:style style:name="P197"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4b6d54" style:text-blinking="false" fo:background-color="transparent" style:font-size-asian="11pt" style:font-size-complex="11pt"/>
    </style:style>
    <style:style style:name="P198"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c029d" officeooo:paragraph-rsid="014b6d54" style:text-blinking="false" fo:background-color="transparent" style:font-size-asian="11pt" style:language-asian="ko" style:country-asian="KR" style:font-size-complex="11pt"/>
    </style:style>
    <style:style style:name="P199"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fo:font-size="11pt" officeooo:paragraph-rsid="014ed681" style:font-size-asian="11pt" style:font-size-complex="11pt"/>
    </style:style>
    <style:style style:name="P200"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fo:font-size="11pt" officeooo:rsid="014e23fa" officeooo:paragraph-rsid="014e23fa" style:font-size-asian="11pt" style:font-size-complex="11pt"/>
    </style:style>
    <style:style style:name="P201"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fo:font-size="11pt" officeooo:paragraph-rsid="014ed681" style:font-size-asian="11pt" style:language-asian="ko" style:country-asian="KR" style:font-size-complex="11pt"/>
    </style:style>
    <style:style style:name="P202"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203"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204" style:family="paragraph" style:parent-style-name="Text_20_body">
      <style:paragraph-properties fo:margin-left="0cm" fo:margin-right="0cm" fo:margin-top="0cm" fo:margin-bottom="0cm" style:contextual-spacing="false" fo:line-height="138%" fo:text-align="start" style:justify-single-word="false" fo:text-indent="1.82cm" style:auto-text-indent="false" style:writing-mode="lr-tb"/>
      <style:text-properties fo:color="#000000" loext:opacity="100%" fo:font-size="11pt" style:font-size-asian="11pt" style:font-size-complex="11pt"/>
    </style:style>
    <style:style style:name="P205" style:family="paragraph" style:parent-style-name="Text_20_body">
      <style:paragraph-properties fo:margin-left="0cm" fo:margin-right="0cm" fo:margin-top="0.55cm" fo:margin-bottom="0cm" style:contextual-spacing="false" fo:line-height="138%" fo:text-align="start" style:justify-single-word="false" fo:text-indent="0.70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206" style:family="paragraph" style:parent-style-name="Text_20_body">
      <style:paragraph-properties fo:margin-left="0cm" fo:margin-right="0cm" fo:margin-top="0.06cm" fo:margin-bottom="0cm" style:contextual-spacing="false" fo:line-height="138%" fo:text-align="start" style:justify-single-word="false" fo:text-indent="1.685cm" style:auto-text-indent="false" style:writing-mode="lr-tb"/>
      <style:text-properties fo:color="#000000" loext:opacity="100%" fo:font-size="11pt" style:font-size-asian="11pt" style:font-size-complex="11pt"/>
    </style:style>
    <style:style style:name="P207"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08" style:family="paragraph" style:parent-style-name="Text_20_body">
      <style:paragraph-properties fo:margin-left="0cm" fo:margin-right="10.499cm" fo:margin-top="0cm" fo:margin-bottom="0cm" style:contextual-spacing="false" fo:line-height="138%" fo:text-align="start" style:justify-single-word="false" fo:text-indent="0cm" style:auto-text-indent="false" style:writing-mode="lr-tb"/>
      <style:text-properties fo:color="#000000" loext:opacity="100%" fo:font-size="11pt" style:font-size-asian="11pt" style:font-size-complex="11pt"/>
    </style:style>
    <style:style style:name="P209" style:family="paragraph" style:parent-style-name="Text_20_body">
      <style:paragraph-properties fo:margin-left="0cm" fo:margin-right="10.024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style:font-size-asian="11pt" style:font-size-complex="11pt"/>
    </style:style>
    <style:style style:name="P210" style:family="paragraph" style:parent-style-name="Text_20_body">
      <style:paragraph-properties fo:margin-left="2.658cm" fo:margin-right="2.903cm" fo:margin-top="0cm" fo:margin-bottom="0cm" style:contextual-spacing="false" fo:line-height="138%" fo:text-align="start" style:justify-single-word="false" fo:text-indent="0cm" style:auto-text-indent="false" style:writing-mode="lr-tb"/>
      <style:text-properties fo:color="#000000" loext:opacity="100%" fo:font-size="11pt" style:font-size-asian="11pt" style:font-size-complex="11pt"/>
    </style:style>
    <style:style style:name="P211" style:family="paragraph" style:parent-style-name="Text_20_body">
      <style:paragraph-properties fo:margin-left="0cm" fo:margin-right="0cm" fo:margin-top="0.575cm" fo:margin-bottom="0cm" style:contextual-spacing="false" fo:line-height="138%" fo:text-align="start" style:justify-single-word="false" fo:text-indent="1.896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12"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color="#000000" loext:opacity="100%" fo:font-size="11pt" style:font-size-asian="11pt" style:font-size-complex="11pt"/>
    </style:style>
    <style:style style:name="P213"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rsid="014d7f63" officeooo:paragraph-rsid="014d7f63" style:text-blinking="false" fo:background-color="transparent" style:font-size-asian="11pt" style:language-asian="ko" style:country-asian="KR" style:font-size-complex="11pt"/>
    </style:style>
    <style:style style:name="P214" style:family="paragraph" style:parent-style-name="Text_20_body">
      <style:paragraph-properties fo:margin-left="0cm" fo:margin-right="0cm" fo:margin-top="0.575cm" fo:margin-bottom="0cm" style:contextual-spacing="false" fo:line-height="138%" fo:text-align="start" style:justify-single-word="false" fo:text-indent="1.854cm" style:auto-text-indent="false" style:writing-mode="lr-tb"/>
      <style:text-properties fo:color="#000000" loext:opacity="100%" fo:font-size="11pt" style:font-size-asian="11pt" style:font-size-complex="11pt"/>
    </style:style>
    <style:style style:name="P215"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color="#000000" loext:opacity="100%" fo:font-size="11pt" style:font-size-asian="11pt" style:font-size-complex="11pt"/>
    </style:style>
    <style:style style:name="P216"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217" style:family="paragraph" style:parent-style-name="Text_20_body">
      <style:paragraph-properties fo:margin-left="0cm" fo:margin-right="0cm" fo:margin-top="0.009cm" fo:margin-bottom="0cm" style:contextual-spacing="false" fo:line-height="138%" fo:text-align="start" style:justify-single-word="false" fo:text-indent="1.727cm" style:auto-text-indent="false" style:writing-mode="lr-tb"/>
      <style:text-properties fo:color="#000000" loext:opacity="100%" fo:font-size="11pt" style:font-size-asian="11pt" style:font-size-complex="11pt"/>
    </style:style>
    <style:style style:name="P218" style:family="paragraph" style:parent-style-name="Text_20_body">
      <style:paragraph-properties fo:margin-left="3.157cm" fo:margin-right="2.701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14d7f63" officeooo:paragraph-rsid="014d7f63" style:text-blinking="false" fo:background-color="transparent" style:font-size-asian="11pt" style:language-asian="ko" style:country-asian="KR" style:font-size-complex="11pt"/>
    </style:style>
    <style:style style:name="P219"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color="#000000" loext:opacity="100%" fo:font-size="11pt" officeooo:paragraph-rsid="0154a60b" style:font-size-asian="11pt" style:font-size-complex="11pt"/>
    </style:style>
    <style:style style:name="P220"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4a60b" officeooo:paragraph-rsid="0154a60b" style:text-blinking="false" fo:background-color="transparent" style:font-size-asian="11pt" style:language-asian="ko" style:country-asian="KR" style:font-size-complex="11pt"/>
    </style:style>
    <style:style style:name="P221"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22"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officeooo:paragraph-rsid="0154a60b"/>
    </style:style>
    <style:style style:name="P223" style:family="paragraph" style:parent-style-name="Text_20_body">
      <style:paragraph-properties fo:margin-left="0cm" fo:margin-right="0cm" fo:margin-top="0.085cm" fo:margin-bottom="0cm" style:contextual-spacing="false" fo:line-height="138%" fo:text-align="start" style:justify-single-word="false" fo:text-indent="1.48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6f06e" style:text-blinking="false" fo:background-color="transparent" style:font-size-asian="11pt" style:font-size-complex="11pt"/>
    </style:style>
    <style:style style:name="P224" style:family="paragraph" style:parent-style-name="Text_20_body">
      <style:paragraph-properties fo:margin-left="0cm" fo:margin-right="0cm" fo:margin-top="0cm" fo:margin-bottom="0cm" style:contextual-spacing="false" fo:line-height="138%" fo:text-align="start" style:justify-single-word="false" fo:text-indent="2.023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9caee" officeooo:paragraph-rsid="0159caee" style:text-blinking="false" fo:background-color="transparent" style:font-size-asian="11pt" style:language-asian="ko" style:country-asian="KR" style:font-size-complex="11pt"/>
    </style:style>
    <style:style style:name="P225" style:family="paragraph" style:parent-style-name="Text_20_body">
      <style:paragraph-properties fo:margin-left="0cm" fo:margin-right="0cm" fo:margin-top="0cm" fo:margin-bottom="0cm" style:contextual-spacing="false" fo:line-height="138%" fo:text-align="start" style:justify-single-word="false" fo:text-indent="1.972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9caee" officeooo:paragraph-rsid="0159caee" style:text-blinking="false" fo:background-color="transparent" style:font-size-asian="11pt" style:language-asian="ko" style:country-asian="KR" style:font-size-complex="11pt"/>
    </style:style>
    <style:style style:name="P226" style:family="paragraph" style:parent-style-name="Text_20_body">
      <style:paragraph-properties fo:margin-left="0cm" fo:margin-right="0cm" fo:margin-top="0.06cm" fo:margin-bottom="0cm" style:contextual-spacing="false" fo:line-height="138%" fo:text-align="start" style:justify-single-word="false" fo:text-indent="1.609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d7623" officeooo:paragraph-rsid="015d7623" style:text-blinking="false" fo:background-color="transparent" style:font-size-asian="11pt" style:language-asian="ko" style:country-asian="KR" style:font-size-complex="11pt"/>
    </style:style>
    <style:style style:name="P227" style:family="paragraph" style:parent-style-name="Text_20_body">
      <style:paragraph-properties fo:margin-left="0cm" fo:margin-right="0cm" fo:margin-top="0cm" fo:margin-bottom="0cm" style:contextual-spacing="false" fo:line-height="138%" fo:text-align="start" style:justify-single-word="false" fo:text-indent="2.014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9caee" officeooo:paragraph-rsid="01668428" style:text-blinking="false" fo:background-color="transparent" style:font-size-asian="11pt" style:language-asian="ko" style:country-asian="KR" style:font-size-complex="11pt"/>
    </style:style>
    <style:style style:name="P228" style:family="paragraph" style:parent-style-name="Text_20_body">
      <style:paragraph-properties fo:margin-left="0cm" fo:margin-right="0cm" fo:margin-top="0.009cm" fo:margin-bottom="0cm" style:contextual-spacing="false" fo:line-height="138%" fo:text-align="start" style:justify-single-word="false" fo:text-indent="1.981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59caee" officeooo:paragraph-rsid="01668428" style:text-blinking="false" fo:background-color="transparent" style:font-size-asian="11pt" style:language-asian="ko" style:country-asian="KR" style:font-size-complex="11pt"/>
    </style:style>
    <style:style style:name="P229"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18fcc" style:text-blinking="false" fo:background-color="transparent" style:font-size-asian="11pt" style:language-asian="ko" style:country-asian="KR" style:font-size-complex="11pt"/>
    </style:style>
    <style:style style:name="P230"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518fcc" style:text-blinking="false" fo:background-color="transparent" style:font-size-asian="11pt" style:font-size-complex="11pt"/>
    </style:style>
    <style:style style:name="P231"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518fcc" style:font-size-asian="11pt" style:font-size-complex="11pt"/>
    </style:style>
    <style:style style:name="P232"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fo:font-size="11pt" officeooo:paragraph-rsid="017351b3" style:font-size-asian="11pt" style:language-asian="ko" style:country-asian="KR" style:font-size-complex="11pt"/>
    </style:style>
    <style:style style:name="P233"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fo:font-size="11pt" officeooo:paragraph-rsid="01747de0" style:font-size-asian="11pt" style:font-size-complex="11pt"/>
    </style:style>
    <style:style style:name="P234"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fo:font-size="11pt" officeooo:paragraph-rsid="01747de0" style:font-size-asian="11pt" style:language-asian="ko" style:country-asian="KR" style:font-size-complex="11pt"/>
    </style:style>
    <style:style style:name="P23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75b01b" style:font-size-asian="11pt" style:font-size-complex="11pt"/>
    </style:style>
    <style:style style:name="P23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fo:font-size="11pt" officeooo:paragraph-rsid="0175b01b" style:font-size-asian="11pt" style:language-asian="ko" style:country-asian="KR" style:font-size-complex="11pt"/>
    </style:style>
    <style:style style:name="P237"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color="#000000" loext:opacity="100%" fo:font-size="11pt" officeooo:paragraph-rsid="01747de0" style:font-size-asian="11pt" style:font-size-complex="11pt"/>
    </style:style>
    <style:style style:name="P238"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color="#000000" loext:opacity="100%" fo:font-size="11pt" officeooo:paragraph-rsid="0175b01b" style:font-size-asian="11pt" style:language-asian="ko" style:country-asian="KR" style:font-size-complex="11pt"/>
    </style:style>
    <style:style style:name="P239"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color="#000000" loext:opacity="100%" fo:font-size="11pt" officeooo:paragraph-rsid="0175b01b" style:font-size-asian="11pt" style:font-size-complex="11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14b6d54" style:language-asian="ko" style:country-asian="KR"/>
    </style:style>
    <style:style style:name="T17" style:family="text">
      <style:text-properties officeooo:rsid="0156f06e" style:language-asian="ko" style:country-asian="KR"/>
    </style:style>
    <style:style style:name="T18" style:family="text">
      <style:text-properties officeooo:rsid="0163eefb" style:language-asian="ko" style:country-asian="KR"/>
    </style:style>
    <style:style style:name="T19" style:family="text">
      <style:text-properties officeooo:rsid="015bda0d" style:language-asian="ko" style:country-asian="KR"/>
    </style:style>
    <style:style style:name="T20" style:family="text">
      <style:text-properties officeooo:rsid="0176a6c3" style:language-asian="ko" style:country-asian="KR"/>
    </style:style>
    <style:style style:name="T21" style:family="text">
      <style:text-properties officeooo:rsid="0010bbf8"/>
    </style:style>
    <style:style style:name="T22" style:family="text">
      <style:text-properties officeooo:rsid="007e54a0"/>
    </style:style>
    <style:style style:name="T23" style:family="text">
      <style:text-properties officeooo:rsid="007f2a80"/>
    </style:style>
    <style:style style:name="T24" style:family="text">
      <style:text-properties officeooo:rsid="007fe57d"/>
    </style:style>
    <style:style style:name="T25" style:family="text">
      <style:text-properties officeooo:rsid="0080f85a"/>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8" style:family="text">
      <style:text-properties fo:font-variant="normal" fo:text-transform="none" style:text-line-through-style="none" style:text-line-through-type="none" style:text-underline-style="none" style:text-blinking="false" fo:background-color="transparent" loext:char-shading-value="0"/>
    </style:style>
    <style:style style:name="T29" style:family="text">
      <style:text-properties fo:font-variant="normal" fo:text-transform="none" style:text-line-through-style="none" style:text-line-through-type="none" style:font-name="Arial" style:text-underline-style="none" fo:font-weight="normal" style:text-blinking="false" fo:background-color="transparent" loext:char-shading-value="0"/>
    </style:style>
    <style:style style:name="T30" style:family="text">
      <style:text-properties fo:font-variant="normal" fo:text-transform="none" style:text-line-through-style="none" style:text-line-through-type="none" style:font-name="Arial" style:text-underline-style="none" fo:font-weight="normal" officeooo:rsid="00988edd" style:text-blinking="false" fo:background-color="transparent" loext:char-shading-value="0"/>
    </style:style>
    <style:style style:name="T31" style:family="text">
      <style:text-properties fo:font-variant="normal" fo:text-transform="none" style:text-line-through-style="none" style:text-line-through-type="none" style:font-name="Arial" fo:font-style="italic" style:text-underline-style="none" fo:font-weight="normal" style:text-blinking="false" fo:background-color="transparent" loext:char-shading-value="0"/>
    </style:style>
    <style:style style:name="T32"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style>
    <style:style style:name="T33" style:family="text">
      <style:text-properties fo:font-variant="normal" fo:text-transform="none" style:text-line-through-style="none" style:text-line-through-type="none" style:font-name="Arial" fo:font-style="normal" style:text-underline-style="none" fo:font-weight="normal" officeooo:rsid="00208bf1" style:text-blinking="false" fo:background-color="transparent" loext:char-shading-value="0" style:font-name-asian="나눔고딕" style:language-asian="ko" style:country-asian="KR" style:font-style-asian="normal" style:font-style-complex="normal"/>
    </style:style>
    <style:style style:name="T34" style:family="text">
      <style:text-properties fo:font-variant="normal" fo:text-transform="none" style:text-line-through-style="none" style:text-line-through-type="none" style:font-name="Arial" fo:font-style="normal" style:text-underline-style="none" fo:font-weight="normal" officeooo:rsid="00868504" style:text-blinking="false" fo:background-color="transparent" loext:char-shading-value="0" style:font-name-asian="나눔고딕" style:language-asian="ko" style:country-asian="KR" style:font-style-asian="normal" style:font-style-complex="normal"/>
    </style:style>
    <style:style style:name="T35"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language-asian="ko" style:country-asian="KR"/>
    </style:style>
    <style:style style:name="T36" style:family="text">
      <style:text-properties fo:font-variant="normal" fo:text-transform="none" style:text-line-through-style="none" style:text-line-through-type="none" style:font-name="Arial" fo:font-style="normal" style:text-underline-style="none" fo:font-weight="normal" officeooo:rsid="00beea9e"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style:font-name="Arial" fo:font-style="normal" style:text-underline-style="none" fo:font-weight="normal" officeooo:rsid="00c37a74" style:text-blinking="false" fo:background-color="transparent" loext:char-shading-value="0" style:language-asian="ko" style:country-asian="KR"/>
    </style:style>
    <style:style style:name="T38" style:family="text">
      <style:text-properties fo:font-variant="normal" fo:text-transform="none" style:text-line-through-style="none" style:text-line-through-type="none" style:font-name="Arial" fo:font-style="normal" style:text-underline-style="none" fo:font-weight="normal" officeooo:rsid="00d9f423" style:text-blinking="false" fo:background-color="transparent" loext:char-shading-value="0" style:language-asian="ko" style:country-asian="KR"/>
    </style:style>
    <style:style style:name="T39" style:family="text">
      <style:text-properties fo:font-variant="normal" fo:text-transform="none" style:text-line-through-style="none" style:text-line-through-type="none" style:font-name="Arial" fo:font-style="normal" style:text-underline-style="none" fo:font-weight="normal" officeooo:rsid="00e32f1a" style:text-blinking="false" fo:background-color="transparent" loext:char-shading-value="0" style:language-asian="ko" style:country-asian="KR"/>
    </style:style>
    <style:style style:name="T40" style:family="text">
      <style:text-properties fo:font-variant="normal" fo:text-transform="none" style:text-line-through-style="none" style:text-line-through-type="none" style:font-name="Arial" fo:font-style="normal" style:text-underline-style="none" fo:font-weight="normal" officeooo:rsid="00e6f2e1" style:text-blinking="false" fo:background-color="transparent" loext:char-shading-value="0" style:language-asian="ko" style:country-asian="KR"/>
    </style:style>
    <style:style style:name="T41" style:family="text">
      <style:text-properties fo:font-variant="normal" fo:text-transform="none" style:text-line-through-style="none" style:text-line-through-type="none" style:font-name="Arial" fo:font-style="normal" style:text-underline-style="none" fo:font-weight="normal" officeooo:rsid="00e46497" style:text-blinking="false" fo:background-color="transparent" loext:char-shading-value="0" style:language-asian="ko" style:country-asian="KR"/>
    </style:style>
    <style:style style:name="T42" style:family="text">
      <style:text-properties fo:font-variant="normal" fo:text-transform="none" style:text-line-through-style="none" style:text-line-through-type="none" style:font-name="Arial" fo:font-style="normal" style:text-underline-style="none" fo:font-weight="normal" officeooo:rsid="00e87679" style:text-blinking="false" fo:background-color="transparent" loext:char-shading-value="0" style:language-asian="ko" style:country-asian="KR"/>
    </style:style>
    <style:style style:name="T43" style:family="text">
      <style:text-properties fo:font-variant="normal" fo:text-transform="none" style:text-line-through-style="none" style:text-line-through-type="none" style:font-name="Arial" fo:font-style="normal" style:text-underline-style="none" fo:font-weight="normal" officeooo:rsid="00eb936b" style:text-blinking="false" fo:background-color="transparent" loext:char-shading-value="0" style:language-asian="ko" style:country-asian="KR"/>
    </style:style>
    <style:style style:name="T44" style:family="text">
      <style:text-properties fo:font-variant="normal" fo:text-transform="none" style:text-line-through-style="none" style:text-line-through-type="none" style:font-name="Arial" fo:font-style="normal" style:text-underline-style="none" fo:font-weight="normal" officeooo:rsid="00ef6001" style:text-blinking="false" fo:background-color="transparent" loext:char-shading-value="0" style:language-asian="ko" style:country-asian="KR"/>
    </style:style>
    <style:style style:name="T45" style:family="text">
      <style:text-properties fo:font-variant="normal" fo:text-transform="none" style:text-line-through-style="none" style:text-line-through-type="none" style:font-name="Arial" fo:font-style="normal" style:text-underline-style="none" fo:font-weight="normal" officeooo:rsid="0101a36c" style:text-blinking="false" fo:background-color="transparent" loext:char-shading-value="0" style:language-asian="ko" style:country-asian="KR"/>
    </style:style>
    <style:style style:name="T46" style:family="text">
      <style:text-properties fo:font-variant="normal" fo:text-transform="none" style:text-line-through-style="none" style:text-line-through-type="none" style:font-name="Arial" fo:font-style="normal" style:text-underline-style="none" fo:font-weight="normal" officeooo:rsid="01107013" style:text-blinking="false" fo:background-color="transparent" loext:char-shading-value="0" style:language-asian="ko" style:country-asian="KR"/>
    </style:style>
    <style:style style:name="T47" style:family="text">
      <style:text-properties fo:font-variant="normal" fo:text-transform="none" style:text-line-through-style="none" style:text-line-through-type="none" style:font-name="Arial" fo:font-style="normal" style:text-underline-style="none" fo:font-weight="normal" officeooo:rsid="0105a82e" style:text-blinking="false" fo:background-color="transparent" loext:char-shading-value="0" style:language-asian="ko" style:country-asian="KR"/>
    </style:style>
    <style:style style:name="T48" style:family="text">
      <style:text-properties fo:font-variant="normal" fo:text-transform="none" style:text-line-through-style="none" style:text-line-through-type="none" style:font-name="Arial" fo:font-style="normal" style:text-underline-style="none" fo:font-weight="normal" officeooo:rsid="0118e771" style:text-blinking="false" fo:background-color="transparent" loext:char-shading-value="0" style:language-asian="ko" style:country-asian="KR"/>
    </style:style>
    <style:style style:name="T49" style:family="text">
      <style:text-properties fo:font-variant="normal" fo:text-transform="none" style:text-line-through-style="none" style:text-line-through-type="none" style:font-name="Arial" fo:font-style="normal" style:text-underline-style="none" fo:font-weight="normal" officeooo:rsid="011df857" style:text-blinking="false" fo:background-color="transparent" loext:char-shading-value="0" style:language-asian="ko" style:country-asian="KR"/>
    </style:style>
    <style:style style:name="T50" style:family="text">
      <style:text-properties fo:font-variant="normal" fo:text-transform="none" style:text-line-through-style="none" style:text-line-through-type="none" style:font-name="Arial" fo:font-style="normal" style:text-underline-style="none" fo:font-weight="normal" officeooo:rsid="011e31a9" style:text-blinking="false" fo:background-color="transparent" loext:char-shading-value="0" style:language-asian="ko" style:country-asian="KR"/>
    </style:style>
    <style:style style:name="T51" style:family="text">
      <style:text-properties fo:font-variant="normal" fo:text-transform="none" style:text-line-through-style="none" style:text-line-through-type="none" style:font-name="Arial" fo:font-style="normal" style:text-underline-style="none" fo:font-weight="normal" officeooo:rsid="012372ab" style:text-blinking="false" fo:background-color="transparent" loext:char-shading-value="0" style:language-asian="ko" style:country-asian="KR"/>
    </style:style>
    <style:style style:name="T52" style:family="text">
      <style:text-properties fo:font-variant="normal" fo:text-transform="none" style:text-line-through-style="none" style:text-line-through-type="none" style:font-name="Arial" fo:font-style="normal" style:text-underline-style="none" fo:font-weight="normal" officeooo:rsid="0125b09e" style:text-blinking="false" fo:background-color="transparent" loext:char-shading-value="0" style:language-asian="ko" style:country-asian="KR"/>
    </style:style>
    <style:style style:name="T53" style:family="text">
      <style:text-properties fo:font-variant="normal" fo:text-transform="none" style:text-line-through-style="none" style:text-line-through-type="none" style:font-name="Arial" fo:font-style="normal" style:text-underline-style="none" fo:font-weight="normal" officeooo:rsid="012c8b2a" style:text-blinking="false" fo:background-color="transparent" loext:char-shading-value="0" style:language-asian="ko" style:country-asian="KR"/>
    </style:style>
    <style:style style:name="T54" style:family="text">
      <style:text-properties fo:font-variant="normal" fo:text-transform="none" style:text-line-through-style="none" style:text-line-through-type="none" style:font-name="Arial" fo:font-style="normal" style:text-underline-style="none" fo:font-weight="normal" officeooo:rsid="01303316" style:text-blinking="false" fo:background-color="transparent" loext:char-shading-value="0" style:language-asian="ko" style:country-asian="KR"/>
    </style:style>
    <style:style style:name="T55" style:family="text">
      <style:text-properties fo:font-variant="normal" fo:text-transform="none" style:text-line-through-style="none" style:text-line-through-type="none" style:font-name="Arial" fo:font-style="normal" style:text-underline-style="none" fo:font-weight="normal" officeooo:rsid="011f3b79" style:text-blinking="false" fo:background-color="transparent" loext:char-shading-value="0" style:language-asian="ko" style:country-asian="KR"/>
    </style:style>
    <style:style style:name="T56" style:family="text">
      <style:text-properties fo:font-variant="normal" fo:text-transform="none" style:text-line-through-style="none" style:text-line-through-type="none" style:font-name="Arial" fo:font-style="normal" style:text-underline-style="none" fo:font-weight="normal" officeooo:rsid="0122618b" style:text-blinking="false" fo:background-color="transparent" loext:char-shading-value="0" style:language-asian="ko" style:country-asian="KR"/>
    </style:style>
    <style:style style:name="T57" style:family="text">
      <style:text-properties fo:font-variant="normal" fo:text-transform="none" style:text-line-through-style="none" style:text-line-through-type="none" style:font-name="Arial" fo:font-style="normal" style:text-underline-style="none" fo:font-weight="normal" officeooo:rsid="01275b5b" style:text-blinking="false" fo:background-color="transparent" loext:char-shading-value="0" style:language-asian="ko" style:country-asian="KR"/>
    </style:style>
    <style:style style:name="T58" style:family="text">
      <style:text-properties fo:font-variant="normal" fo:text-transform="none" style:text-line-through-style="none" style:text-line-through-type="none" style:font-name="Arial" fo:font-style="normal" style:text-underline-style="none" fo:font-weight="normal" officeooo:rsid="014b6d54" style:text-blinking="false" fo:background-color="transparent" loext:char-shading-value="0" style:language-asian="ko" style:country-asian="KR"/>
    </style:style>
    <style:style style:name="T59" style:family="text">
      <style:text-properties fo:font-variant="normal" fo:text-transform="none" style:text-line-through-style="none" style:text-line-through-type="none" style:font-name="Arial" fo:font-style="normal" style:text-underline-style="none" fo:font-weight="normal" officeooo:rsid="014e23fa" style:text-blinking="false" fo:background-color="transparent" loext:char-shading-value="0" style:language-asian="ko" style:country-asian="KR"/>
    </style:style>
    <style:style style:name="T60" style:family="text">
      <style:text-properties fo:font-variant="normal" fo:text-transform="none" style:text-line-through-style="none" style:text-line-through-type="none" style:font-name="Arial" fo:font-style="normal" style:text-underline-style="none" fo:font-weight="normal" officeooo:rsid="015084bf" style:text-blinking="false" fo:background-color="transparent" loext:char-shading-value="0" style:language-asian="ko" style:country-asian="KR"/>
    </style:style>
    <style:style style:name="T61" style:family="text">
      <style:text-properties fo:font-variant="normal" fo:text-transform="none" style:text-line-through-style="none" style:text-line-through-type="none" style:font-name="Arial" fo:font-style="normal" style:text-underline-style="none" fo:font-weight="normal" officeooo:rsid="01518fcc" style:text-blinking="false" fo:background-color="transparent" loext:char-shading-value="0" style:language-asian="ko" style:country-asian="KR"/>
    </style:style>
    <style:style style:name="T62" style:family="text">
      <style:text-properties fo:font-variant="normal" fo:text-transform="none" style:text-line-through-style="none" style:text-line-through-type="none" style:font-name="Arial" fo:font-style="normal" style:text-underline-style="none" fo:font-weight="normal" officeooo:rsid="0156f06e" style:text-blinking="false" fo:background-color="transparent" loext:char-shading-value="0" style:language-asian="ko" style:country-asian="KR"/>
    </style:style>
    <style:style style:name="T63" style:family="text">
      <style:text-properties fo:font-variant="normal" fo:text-transform="none" style:text-line-through-style="none" style:text-line-through-type="none" style:font-name="Arial" fo:font-style="normal" style:text-underline-style="none" fo:font-weight="normal" officeooo:rsid="0158c1a4" style:text-blinking="false" fo:background-color="transparent" loext:char-shading-value="0" style:language-asian="ko" style:country-asian="KR"/>
    </style:style>
    <style:style style:name="T64" style:family="text">
      <style:text-properties fo:font-variant="normal" fo:text-transform="none" style:text-line-through-style="none" style:text-line-through-type="none" style:font-name="Arial" fo:font-style="normal" style:text-underline-style="none" fo:font-weight="normal" officeooo:rsid="015f4e6f" style:text-blinking="false" fo:background-color="transparent" loext:char-shading-value="0" style:language-asian="ko" style:country-asian="KR"/>
    </style:style>
    <style:style style:name="T65" style:family="text">
      <style:text-properties fo:font-variant="normal" fo:text-transform="none" style:text-line-through-style="none" style:text-line-through-type="none" style:font-name="Arial" fo:font-style="normal" style:text-underline-style="none" fo:font-weight="normal" officeooo:rsid="015d7623" style:text-blinking="false" fo:background-color="transparent" loext:char-shading-value="0" style:language-asian="ko" style:country-asian="KR"/>
    </style:style>
    <style:style style:name="T66" style:family="text">
      <style:text-properties fo:font-variant="normal" fo:text-transform="none" style:text-line-through-style="none" style:text-line-through-type="none" style:font-name="Arial" fo:font-style="normal" style:text-underline-style="none" fo:font-weight="normal" officeooo:rsid="01668428" style:text-blinking="false" fo:background-color="transparent" loext:char-shading-value="0" style:language-asian="ko" style:country-asian="KR"/>
    </style:style>
    <style:style style:name="T67" style:family="text">
      <style:text-properties fo:font-variant="normal" fo:text-transform="none" style:text-line-through-style="none" style:text-line-through-type="none" style:font-name="Arial" fo:font-style="normal" style:text-underline-style="none" fo:font-weight="normal" officeooo:rsid="015beb7c" style:text-blinking="false" fo:background-color="transparent" loext:char-shading-value="0" style:language-asian="ko" style:country-asian="KR"/>
    </style:style>
    <style:style style:name="T68" style:family="text">
      <style:text-properties fo:font-variant="normal" fo:text-transform="none" style:text-line-through-style="none" style:text-line-through-type="none" style:font-name="Arial" fo:font-style="normal" style:text-underline-style="none" fo:font-weight="normal" officeooo:rsid="00ccca43" style:text-blinking="false" fo:background-color="transparent" loext:char-shading-value="0"/>
    </style:style>
    <style:style style:name="T69" style:family="text">
      <style:text-properties fo:font-variant="normal" fo:text-transform="none" style:text-line-through-style="none" style:text-line-through-type="none" style:font-name="Arial" fo:font-style="normal" style:text-underline-style="none" fo:font-weight="normal" officeooo:rsid="00d482f9" style:text-blinking="false" fo:background-color="transparent" loext:char-shading-value="0"/>
    </style:style>
    <style:style style:name="T70" style:family="text">
      <style:text-properties fo:font-variant="normal" fo:text-transform="none" style:text-line-through-style="none" style:text-line-through-type="none" style:font-name="Arial" fo:font-style="normal" style:text-underline-style="none" fo:font-weight="normal" officeooo:rsid="00d75d05" style:text-blinking="false" fo:background-color="transparent" loext:char-shading-value="0"/>
    </style:style>
    <style:style style:name="T71" style:family="text">
      <style:text-properties fo:font-variant="normal" fo:text-transform="none" style:text-line-through-style="none" style:text-line-through-type="none" style:font-name="Arial" fo:font-style="normal" style:text-underline-style="none" fo:font-weight="normal" officeooo:rsid="01303316" style:text-blinking="false" fo:background-color="transparent" loext:char-shading-value="0"/>
    </style:style>
    <style:style style:name="T72" style:family="text">
      <style:text-properties fo:font-variant="normal" fo:text-transform="none" style:text-line-through-style="none" style:text-line-through-type="none" style:font-name="Arial" fo:font-style="normal" style:text-underline-style="none" fo:font-weight="normal" officeooo:rsid="01318147" style:text-blinking="false" fo:background-color="transparent" loext:char-shading-value="0"/>
    </style:style>
    <style:style style:name="T73" style:family="text">
      <style:text-properties fo:font-variant="normal" fo:text-transform="none" style:text-line-through-style="none" style:text-line-through-type="none" style:font-name="Arial" fo:font-style="normal" style:text-underline-style="none" fo:font-weight="normal" officeooo:rsid="0137c5b1" style:text-blinking="false" fo:background-color="transparent" loext:char-shading-value="0"/>
    </style:style>
    <style:style style:name="T74" style:family="text">
      <style:text-properties fo:font-variant="normal" fo:text-transform="none" style:text-line-through-style="none" style:text-line-through-type="none" style:font-name="Arial" fo:font-style="normal" style:text-underline-style="none" fo:font-weight="normal" officeooo:rsid="0137dc39" style:text-blinking="false" fo:background-color="transparent" loext:char-shading-value="0"/>
    </style:style>
    <style:style style:name="T75" style:family="text">
      <style:text-properties fo:font-variant="normal" fo:text-transform="none" style:text-line-through-style="none" style:text-line-through-type="none" style:font-name="Arial" fo:font-style="normal" style:text-underline-style="none" fo:font-weight="normal" officeooo:rsid="01391dc9" style:text-blinking="false" fo:background-color="transparent" loext:char-shading-value="0"/>
    </style:style>
    <style:style style:name="T76" style:family="text">
      <style:text-properties fo:font-variant="normal" fo:text-transform="none" style:text-line-through-style="none" style:text-line-through-type="none" style:font-name="Arial" fo:font-style="normal" style:text-underline-style="none" fo:font-weight="normal" officeooo:rsid="013ec1a3" style:text-blinking="false" fo:background-color="transparent" loext:char-shading-value="0"/>
    </style:style>
    <style:style style:name="T77" style:family="text">
      <style:text-properties fo:font-variant="normal" fo:text-transform="none" style:text-line-through-style="none" style:text-line-through-type="none" style:font-name="Arial" fo:font-style="normal" style:text-underline-style="none" fo:font-weight="normal" officeooo:rsid="014ac404" style:text-blinking="false" fo:background-color="transparent" loext:char-shading-value="0"/>
    </style:style>
    <style:style style:name="T78" style:family="text">
      <style:text-properties fo:font-variant="normal" fo:text-transform="none" style:text-line-through-style="none" style:text-line-through-type="none" style:font-name="Arial" fo:font-style="normal" style:text-underline-style="none" fo:font-weight="normal" officeooo:rsid="014b6d54" style:text-blinking="false" fo:background-color="transparent" loext:char-shading-value="0"/>
    </style:style>
    <style:style style:name="T79" style:family="text">
      <style:text-properties fo:font-variant="normal" fo:text-transform="none" style:text-line-through-style="none" style:text-line-through-type="none" style:font-name="Arial" fo:font-style="normal" style:text-underline-style="none" fo:font-weight="normal" officeooo:rsid="014c029d" style:text-blinking="false" fo:background-color="transparent" loext:char-shading-value="0"/>
    </style:style>
    <style:style style:name="T80" style:family="text">
      <style:text-properties fo:font-variant="normal" fo:text-transform="none" style:text-line-through-style="none" style:text-line-through-type="none" style:font-name="Arial" fo:font-style="normal" style:text-underline-style="none" fo:font-weight="normal" officeooo:rsid="014ed681" style:text-blinking="false" fo:background-color="transparent" loext:char-shading-value="0"/>
    </style:style>
    <style:style style:name="T81" style:family="text">
      <style:text-properties fo:font-variant="normal" fo:text-transform="none" style:text-line-through-style="none" style:text-line-through-type="none" style:font-name="Arial" fo:font-style="normal" style:text-underline-style="none" fo:font-weight="normal" officeooo:rsid="014f25ae" style:text-blinking="false" fo:background-color="transparent" loext:char-shading-value="0"/>
    </style:style>
    <style:style style:name="T82" style:family="text">
      <style:text-properties fo:font-variant="normal" fo:text-transform="none" style:text-line-through-style="none" style:text-line-through-type="none" style:font-name="Arial" fo:font-style="normal" style:text-underline-style="none" fo:font-weight="normal" officeooo:rsid="0158c1a4" style:text-blinking="false" fo:background-color="transparent" loext:char-shading-value="0"/>
    </style:style>
    <style:style style:name="T83" style:family="text">
      <style:text-properties fo:font-variant="normal" fo:text-transform="none" style:text-line-through-style="none" style:text-line-through-type="none" style:font-name="Arial" fo:font-style="normal" style:text-underline-style="none" fo:font-weight="normal" officeooo:rsid="015a8f3f" style:text-blinking="false" fo:background-color="transparent" loext:char-shading-value="0"/>
    </style:style>
    <style:style style:name="T84" style:family="text">
      <style:text-properties fo:font-variant="normal" fo:text-transform="none" style:text-line-through-style="none" style:text-line-through-type="none" style:font-name="Arial" fo:font-style="normal" style:text-underline-style="none" fo:font-weight="normal" officeooo:rsid="0156f06e" style:text-blinking="false" fo:background-color="transparent" loext:char-shading-value="0"/>
    </style:style>
    <style:style style:name="T85" style:family="text">
      <style:text-properties fo:font-variant="normal" fo:text-transform="none" style:text-line-through-style="none" style:text-line-through-type="none" style:font-name="Arial" fo:font-style="normal" style:text-underline-style="none" fo:font-weight="normal" officeooo:rsid="01668428" style:text-blinking="false" fo:background-color="transparent" loext:char-shading-value="0"/>
    </style:style>
    <style:style style:name="T86" style:family="text">
      <style:text-properties fo:font-variant="normal" fo:text-transform="none" style:text-line-through-style="none" style:text-line-through-type="none" style:font-name="Arial" fo:font-style="normal" style:text-underline-style="none" fo:font-weight="normal" officeooo:rsid="017351b3" style:text-blinking="false" fo:background-color="transparent" loext:char-shading-value="0"/>
    </style:style>
    <style:style style:name="T87" style:family="text">
      <style:text-properties fo:font-variant="normal" fo:text-transform="none" style:text-line-through-style="none" style:text-line-through-type="none" style:font-name="Arial" fo:font-style="normal" style:text-underline-style="none" fo:font-weight="normal" officeooo:rsid="0175b01b" style:text-blinking="false" fo:background-color="transparent" loext:char-shading-value="0"/>
    </style:style>
    <style:style style:name="T88" style:family="text">
      <style:text-properties fo:font-variant="normal" fo:text-transform="none" style:text-line-through-style="none" style:text-line-through-type="none" style:font-name="Arial" fo:font-style="normal" style:text-underline-style="none" fo:font-weight="normal" officeooo:rsid="0176a6c3" style:text-blinking="false" fo:background-color="transparent" loext:char-shading-value="0"/>
    </style:style>
    <style:style style:name="T89" style:family="text">
      <style:text-properties fo:font-variant="normal" fo:text-transform="none" style:text-line-through-style="none" style:text-line-through-type="none" style:font-name="Arial" fo:font-style="normal" style:text-underline-style="none" fo:font-weight="normal" officeooo:rsid="01788c83" style:text-blinking="false" fo:background-color="transparent" loext:char-shading-value="0"/>
    </style:style>
    <style:style style:name="T90"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font-size-asian="11pt" style:language-asian="ko" style:country-asian="KR" style:font-size-complex="11pt"/>
    </style:style>
    <style:style style:name="T91" style:family="text">
      <style:text-properties fo:font-variant="normal" fo:text-transform="none" style:text-line-through-style="none" style:text-line-through-type="none" style:font-name="Arial" fo:font-size="11pt" fo:font-style="normal" style:text-underline-style="none" fo:font-weight="normal" officeooo:rsid="00ca029d" style:text-blinking="false" fo:background-color="transparent" loext:char-shading-value="0" style:font-size-asian="11pt" style:language-asian="ko" style:country-asian="KR" style:font-size-complex="11pt"/>
    </style:style>
    <style:style style:name="T92" style:family="text">
      <style:text-properties fo:font-variant="normal" fo:text-transform="none" style:text-line-through-style="none" style:text-line-through-type="none" style:font-name="Arial" fo:font-size="11pt" fo:font-style="normal" style:text-underline-style="none" fo:font-weight="normal" officeooo:rsid="00f99f51" style:text-blinking="false" fo:background-color="transparent" loext:char-shading-value="0" style:font-size-asian="11pt" style:language-asian="ko" style:country-asian="KR" style:font-size-complex="11pt"/>
    </style:style>
    <style:style style:name="T93" style:family="text">
      <style:text-properties fo:font-variant="normal" fo:text-transform="none" style:text-line-through-style="none" style:text-line-through-type="none" style:font-name="Arial" fo:font-size="11pt" fo:font-style="normal" style:text-underline-style="none" fo:font-weight="normal" officeooo:rsid="00edbf1d" style:text-blinking="false" fo:background-color="transparent" loext:char-shading-value="0" style:font-size-asian="11pt" style:language-asian="ko" style:country-asian="KR" style:font-size-complex="11pt"/>
    </style:style>
    <style:style style:name="T94" style:family="text">
      <style:text-properties fo:font-variant="normal" fo:text-transform="none" style:text-line-through-style="none" style:text-line-through-type="none" style:font-name="Arial" fo:font-size="11pt" fo:font-style="normal" style:text-underline-style="none" fo:font-weight="normal" officeooo:rsid="00f3af97" style:text-blinking="false" fo:background-color="transparent" loext:char-shading-value="0" style:font-size-asian="11pt" style:language-asian="ko" style:country-asian="KR" style:font-size-complex="11pt"/>
    </style:style>
    <style:style style:name="T95" style:family="text">
      <style:text-properties fo:font-variant="normal" fo:text-transform="none" style:text-line-through-style="none" style:text-line-through-type="none" style:font-name="Arial" fo:font-size="11pt" fo:font-style="normal" style:text-underline-style="none" fo:font-weight="normal" officeooo:rsid="0118e771" style:text-blinking="false" fo:background-color="transparent" loext:char-shading-value="0" style:font-size-asian="11pt" style:language-asian="ko" style:country-asian="KR" style:font-size-complex="11pt"/>
    </style:style>
    <style:style style:name="T96" style:family="text">
      <style:text-properties fo:font-variant="normal" fo:text-transform="none" style:text-line-through-style="none" style:text-line-through-type="none" style:font-name="Arial" fo:font-size="11pt" fo:font-style="normal" style:text-underline-style="none" fo:font-weight="normal" officeooo:rsid="011ad491" style:text-blinking="false" fo:background-color="transparent" loext:char-shading-value="0" style:font-size-asian="11pt" style:language-asian="ko" style:country-asian="KR" style:font-size-complex="11pt"/>
    </style:style>
    <style:style style:name="T97" style:family="text">
      <style:text-properties fo:font-variant="normal" fo:text-transform="none" style:text-line-through-style="none" style:text-line-through-type="none" style:font-name="Arial" fo:font-size="11pt" fo:font-style="normal" style:text-underline-style="none" fo:font-weight="normal" officeooo:rsid="011b4286" style:text-blinking="false" fo:background-color="transparent" loext:char-shading-value="0" style:font-size-asian="11pt" style:language-asian="ko" style:country-asian="KR" style:font-size-complex="11pt"/>
    </style:style>
    <style:style style:name="T98" style:family="text">
      <style:text-properties fo:font-variant="normal" fo:text-transform="none" style:text-line-through-style="none" style:text-line-through-type="none" style:font-name="Arial" fo:font-size="11pt" fo:font-style="normal" style:text-underline-style="none" fo:font-weight="normal" officeooo:rsid="011c0ecd" style:text-blinking="false" fo:background-color="transparent" loext:char-shading-value="0" style:font-size-asian="11pt" style:language-asian="ko" style:country-asian="KR" style:font-size-complex="11pt"/>
    </style:style>
    <style:style style:name="T99" style:family="text">
      <style:text-properties fo:font-variant="normal" fo:text-transform="none" style:text-line-through-style="none" style:text-line-through-type="none" style:font-name="Arial" fo:font-size="11pt" fo:font-style="normal" style:text-underline-style="none" fo:font-weight="normal" officeooo:rsid="011c50a9" style:text-blinking="false" fo:background-color="transparent" loext:char-shading-value="0" style:font-size-asian="11pt" style:language-asian="ko" style:country-asian="KR" style:font-size-complex="11pt"/>
    </style:style>
    <style:style style:name="T100" style:family="text">
      <style:text-properties fo:font-variant="normal" fo:text-transform="none" style:text-line-through-style="none" style:text-line-through-type="none" style:font-name="나눔고딕" style:text-underline-style="none" fo:font-weight="normal" style:text-blinking="false" fo:background-color="transparent" loext:char-shading-value="0"/>
    </style:style>
    <style:style style:name="T101" style:family="text">
      <style:text-properties fo:font-variant="normal" fo:text-transform="none" style:text-line-through-style="none" style:text-line-through-type="none" style:font-name="Times New Roman1" style:text-underline-style="none" fo:font-weight="normal" style:text-blinking="false" fo:background-color="transparent" loext:char-shading-value="0"/>
    </style:style>
    <style:style style:name="T102" style:family="text">
      <style:text-properties fo:font-variant="normal" fo:text-transform="none" style:text-line-through-style="none" style:text-line-through-type="none" style:font-name="Times New Roman1" style:text-underline-style="none" fo:font-weight="normal" officeooo:rsid="009cbfbd" style:text-blinking="false" fo:background-color="transparent" loext:char-shading-value="0"/>
    </style:style>
    <style:style style:name="T103" style:family="text">
      <style:text-properties fo:font-variant="normal" fo:text-transform="none" style:text-line-through-style="none" style:text-line-through-type="none" style:font-name="Times New Roman" fo:font-style="normal" style:text-underline-style="none" fo:font-weight="normal" style:text-blinking="false" fo:background-color="transparent" loext:char-shading-value="0"/>
    </style:style>
    <style:style style:name="T104" style:family="text">
      <style:text-properties fo:font-variant="normal" fo:text-transform="none" style:text-line-through-style="none" style:text-line-through-type="none" style:font-name="Courier New" fo:font-style="normal" style:text-underline-style="none" fo:font-weight="normal" style:text-blinking="false" fo:background-color="transparent" loext:char-shading-value="0"/>
    </style:style>
    <style:style style:name="T105" style:family="text">
      <style:text-properties fo:font-variant="normal" fo:text-transform="none" style:font-name="Arial" fo:font-style="normal" style:text-underline-style="solid" style:text-underline-width="auto" style:text-underline-color="font-color" fo:font-weight="normal" fo:background-color="transparent" loext:char-shading-value="0"/>
    </style:style>
    <style:style style:name="T106"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size-asian="11pt" style:language-asian="ko" style:country-asian="KR" style:font-size-complex="11pt"/>
    </style:style>
    <style:style style:name="T10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54a60b" style:text-blinking="false" fo:background-color="transparent" loext:char-shading-value="0" style:font-size-asian="11pt" style:language-asian="ko" style:country-asian="KR" style:font-size-complex="11pt"/>
    </style:style>
    <style:style style:name="T10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56f06e" style:text-blinking="false" fo:background-color="transparent" loext:char-shading-value="0" style:font-size-asian="11pt" style:language-asian="ko" style:country-asian="KR" style:font-size-complex="11pt"/>
    </style:style>
    <style:style style:name="T10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110" style:family="text">
      <style:text-properties style:font-name="나눔고딕" fo:font-style="normal" officeooo:rsid="00208bf1" style:font-name-asian="나눔고딕" style:language-asian="ko" style:country-asian="KR" style:font-style-asian="normal" style:font-style-complex="normal"/>
    </style:style>
    <style:style style:name="T111" style:family="text">
      <style:text-properties style:font-name="나눔고딕" fo:font-style="normal" officeooo:rsid="00988edd" style:font-name-asian="나눔고딕" style:language-asian="ko" style:country-asian="KR" style:font-style-asian="normal" style:font-style-complex="normal"/>
    </style:style>
    <style:style style:name="T112" style:family="text">
      <style:text-properties style:font-name="나눔고딕" fo:font-style="normal" officeooo:rsid="00868504" style:font-name-asian="나눔고딕" style:language-asian="ko" style:country-asian="KR" style:font-style-asian="normal" style:font-style-complex="normal"/>
    </style:style>
    <style:style style:name="T113" style:family="text">
      <style:text-properties style:font-name="나눔고딕" fo:font-size="11pt" fo:font-style="normal" officeooo:rsid="00208bf1" style:font-name-asian="나눔고딕" style:font-size-asian="11pt" style:language-asian="ko" style:country-asian="KR" style:font-style-asian="normal" style:font-size-complex="11pt" style:font-style-complex="normal"/>
    </style:style>
    <style:style style:name="T114" style:family="text">
      <style:text-properties style:font-name="나눔고딕" fo:font-size="11pt" fo:font-style="normal" officeooo:rsid="00d75d05" style:font-name-asian="나눔고딕" style:font-size-asian="11pt" style:language-asian="ko" style:country-asian="KR" style:font-style-asian="normal" style:font-size-complex="11pt" style:font-style-complex="normal"/>
    </style:style>
    <style:style style:name="T115" style:family="text">
      <style:text-properties style:font-name="나눔고딕" fo:font-size="11pt" fo:font-style="normal" officeooo:rsid="00b0aa67" style:font-name-asian="나눔고딕" style:font-size-asian="11pt" style:language-asian="ko" style:country-asian="KR" style:font-style-asian="normal" style:font-size-complex="11pt" style:font-style-complex="normal"/>
    </style:style>
    <style:style style:name="T116" style:family="text">
      <style:text-properties style:font-name="나눔고딕" fo:font-size="11pt" fo:font-style="normal" officeooo:rsid="00796c74" style:font-name-asian="나눔고딕" style:font-size-asian="11pt" style:language-asian="ko" style:country-asian="KR" style:font-style-asian="normal" style:font-size-complex="11pt" style:font-style-complex="normal"/>
    </style:style>
    <style:style style:name="T117" style:family="text">
      <style:text-properties officeooo:rsid="009cbfbd"/>
    </style:style>
    <style:style style:name="T118" style:family="text">
      <style:text-properties officeooo:rsid="00a1cb1c"/>
    </style:style>
    <style:style style:name="T119" style:family="text">
      <style:text-properties officeooo:rsid="00e2a419"/>
    </style:style>
    <style:style style:name="T120" style:family="text">
      <style:text-properties officeooo:rsid="01655f5c"/>
    </style:style>
    <style:style style:name="T121" style:family="text">
      <style:text-properties officeooo:rsid="01668428"/>
    </style:style>
    <style:style style:name="T122" style:family="text">
      <style:text-properties officeooo:rsid="0166b7fa"/>
    </style:style>
    <style:style style:name="T123" style:family="text">
      <style:text-properties officeooo:rsid="0168321a"/>
    </style:style>
    <style:style style:name="T124" style:family="text">
      <style:text-properties officeooo:rsid="0169ae60"/>
    </style:style>
    <style:style style:name="T125" style:family="text">
      <style:text-properties officeooo:rsid="016a04e5"/>
    </style:style>
    <style:style style:name="T126" style:family="text">
      <style:text-properties officeooo:rsid="016beb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the Technological System will destroy itself</text:p>
      <text:p text:style-name="P1"/>
      <text:p text:style-name="P2">“<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1"/>
      <text:p text:style-name="P1">“<text:span text:style-name="T13">자연에게 있어, </text:span><text:span text:style-name="T14">권력</text:span><text:span text:style-name="T9">은 권리의 본질이다.” - 랄프 왈도 에머슨</text:span></text:p>
      <text:p text:style-name="P1"/>
      <text:p text:style-name="P3"><text:span text:style-name="T21">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4"><text:s/></text:p>
      <text:p text:style-name="P5"><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5"/>
      <text:p text:style-name="P6">“<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8"/>
      <text:p text:style-name="P5"/>
      <text:p text:style-name="P9">여기서 우리는 사회 발전에 자연선택이 어떤 역할을 하는지 설명하는 것에만 집중한다. 우리는 권력 투쟁에서 승리한 자들에 대한 어떠한 긍정적인 가치 판단도 하지 않는다.</text:p>
      <text:p text:style-name="P5"/>
      <text:p text:style-name="P7"/>
      <text:p text:style-name="P10"><text:span text:style-name="T119">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10"/>
      <text:p text:style-name="P11">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것처럼, 인간 역시 개인에게는 자신의 집단을 증식시키고자 하는 의도가 없지만 자신이 속한 집단을 증식시킨다.</text:p>
      <text:p text:style-name="P7"/>
      <text:p text:style-name="P12">(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33"/>
      <text:p text:style-name="P12"><text:soft-page-break/>자연선택의 법칙은 생물학에만 적용될 뿐만 아니라, 자가증식 체제가 존재하는 모든 환경에 적용된다. 이 법칙은 대략적으로 다음과 같다:</text:p>
      <text:p text:style-name="P33"/>
      <text:p text:style-name="P12">생존과 증식에 최적화된 특성을 가진 자가증식 체제들이 다른 자가증식 체제들보다 더욱 잘 생존하고 증식하는 경향이 있다.</text:p>
      <text:p text:style-name="P12"/>
      <text:p text:style-name="P12">물론 이건 동어반복이고, 새롭게 알려주는 것이 없다. 하지만 이는 우리가 놓치고 있는 요소들에 집중하게 해준다.</text:p>
      <text:p text:style-name="P12"/>
      <text:p text:style-name="P12">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12"/>
      <text:p text:style-name="P12"/>
      <text:p text:style-name="P12">전제 1. 어떤 환경이든 충분히 풍족하면, 자가증식 체제들이 등장할 것이며, 자연선택으로 인해 대단히 복잡하고, 절묘하고, 정교한 생존, 증식 수단을 가진 자가증식 체제들이 진화할 것이다.</text:p>
      <text:p text:style-name="P12"/>
      <text:p text:style-name="P12"/>
      <text:p text:style-name="P12">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12"/>
      <text:p text:style-name="P12">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12"/>
      <text:p text:style-name="P12">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12"/>
      <text:p text:style-name="P12"/>
      <text:p text:style-name="P12"><text:soft-page-break/>전제 2. 단기적으로, 자연선택은 장기적인 결과에 신경쓰지 않고 단기적 이익을 추구하는 자가증식 체제들을 선호한다.</text:p>
      <text:p text:style-name="P12"/>
      <text:p text:style-name="P12"/>
      <text:p text:style-name="P12">이 전제는 다음의 전제로 이어진다.</text:p>
      <text:p text:style-name="P12"/>
      <text:p text:style-name="P12"/>
      <text:p text:style-name="P12">전제 3. 주어진 상위체제의 하위체제들은, 자신의 상위체제와 상위체제에 만연하는 조건들에 의존한다.</text:p>
      <text:p text:style-name="P12"/>
      <text:p text:style-name="P12"/>
      <text:p text:style-name="P12">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12"/>
      <text:p text:style-name="P17"><text:span text:style-name="T110">이 </text:span><text:span text:style-name="T111">장에서</text:span><text:span text:style-name="T110">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12"/>
      <text:p text:style-name="P12">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12"/>
      <text:p text:style-name="P12"/>
      <text:p text:style-name="P12">전제 4. 이동, 통신 문제는 자가증식 체제가 그 기능을 확장할 수 있는 지리적 범위에 한계를 둔다.</text:p>
      <text:p text:style-name="P12"/>
      <text:p text:style-name="P12"/>
      <text:p text:style-name="P12">인간의 경험에 따르면:</text:p>
      <text:p text:style-name="P12"/>
      <text:p text:style-name="P12"/>
      <text:p text:style-name="P12"><text:soft-page-break/>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33"/>
      <text:p text:style-name="P41"><text:span text:style-name="T29">인류 역사를 통해 전제 </text:span><text:span text:style-name="T30">4와 전제 5를 확인할 수 있다. </text:span><text:span text:style-name="T29">원시인 무리나 부족은 보통 그들의 “사유지”를 갖고 있다. 하지만 이러한 사회에서 유일한 이동 수단은 인간의 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12"/>
      <text:p text:style-name="P12">오늘날에는 지구상의 어느 두 지점이든 빠르게 이동할 수 있고, 실시간에 가까운 통신이 가능하다. 따라서,</text:p>
      <text:p text:style-name="P12"/>
      <text:p text:style-name="P12"/>
      <text:p text:style-name="P12">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12"/>
      <text:p text:style-name="P12"/>
      <text:p text:style-name="P12">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12"/>
      <text:p text:style-name="P12">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12"/>
      <text:p text:style-name="P12"/>
      <text:p text:style-name="P12">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12"/>
      <text:p text:style-name="P12"/>
      <text:p text:style-name="P12">이 전제 역시 인류의 경험으로부터 얻을 수 있다. 하지만 이 전제는 인간과는 독립적으로 참이다: 자연선택은 세계적 자가증식 체제들 중 가장 강한 힘을 갖고 있는 체제를 선호할 것이다. 약한 세계적 <text:soft-page-break/>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12"/>
      <text:p text:style-name="P12">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12"/>
      <text:p text:style-name="P12">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12"/>
      <text:p text:style-name="P12">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12"/>
      <text:p text:style-name="P12">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12"/>
      <text:p text:style-name="P12">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12"/>
      <text:p text:style-name="P42">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text:span><text:soft-page-break/><text:span text:style-name="T2">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12"/>
      <text:p text:style-name="P12">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12"/>
      <text:p text:style-name="P12">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12"/>
      <text:p text:style-name="P13"><text:span text:style-name="T26">첫째, 세계-체제는 여전히 고도로 복잡하고 팽팽하게 연결되어 있을 것이다.</text:span><text:span text:style-name="T101"> 이런 문제들을 다루는 학자들은 산업 체제를 만들 때 “비동조화</text:span><text:span text:style-name="T102">(decoupling)”라는 안전장치를 마련하는 것을 권한다. 비동조화는 체제의 한 부분에 발생한 결함이 다른 부분으로 전달되는 것을 막는 “장벽” 역할을 한다.</text:span><text:span text:style-name="T101">화학공장, 원자력 발전소, 금융 시스템과 같은 세계-체제의 상대적으로 제한적인 하위체제에 대해서는 이론상으로 이런 수단들이 효과를 발휘할 수도 있다. 하지만 페로우</text:span><text:span text:style-name="T102">(Perrow)는 우리 사회의 이런 제한적인 체제들조차도</text:span><text:span text:style-name="T101">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117">1장에서 길게 설명했듯이, 그러한 계획은 절대 성공적으로 실현될 수 없다.</text:span></text:p>
      <text:p text:style-name="P33"/>
      <text:p text:style-name="P14">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34"/>
      <text:p text:style-name="P14">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text:span><text:soft-page-break/><text:span text:style-name="T4">따르면, 해당 세계적 자가증식 체제 내부의 강력한 하위 자가증식 체제들 사이의 파괴적인 경쟁이 시작될 것이다. </text:span></text:p>
      <text:p text:style-name="P14"/>
      <text:p text:style-name="P49"/>
      <text:p text:style-name="P14">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34"/>
      <text:p text:style-name="P14">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무관하며, 설령 소위 인간의 결점들이 “치료”되거나, <text:span text:style-name="T8">(기술성애자들이 원하는대로)</text:span>인간이 지적인 기계들로 대체되어도 이 경향은 계속될 것이다.</text:p>
      <text:p text:style-name="P34"/>
      <text:p text:style-name="P14"/>
      <text:p text:style-name="P14">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40"/>
      <text:p text:style-name="P15">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30"/>
      <text:p text:style-name="P43">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118">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50"><text:soft-page-break/></text:p>
      <text:p text:style-name="P31"><text:span text:style-name="T100">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text:span><text:span text:style-name="T26">이스라엘에서는 </text:span><text:span text:style-name="T27">(전적으로 합법적인)초</text:span><text:span text:style-name="T26">강경 근본주의 종파가 놀라울 정도로 강해졌고, 지금까지 세속적이었던 국가의 가치와 목표를 전복하려는 심각한 위협을 가하고 있다.</text:span><text:span text:style-name="T27"> </text:span><text:span text:style-name="T26">오늘날 우리가 알고 있는 대기업들은 상대적으로 최근에 </text:span><text:span text:style-name="T27">(그리고 완벽하게 합법적으로)</text:span><text:span text:style-name="T26">등장했다. 그들은 고작 </text:span><text:span text:style-name="T27">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30"/>
      <text:p text:style-name="P46"><text:span text:style-name="T26">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35"/>
      <text:p text:style-name="P16">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36"/>
      <text:p text:style-name="P32"><text:span text:style-name="T113">냉혹한 현실을 직면하기 </text:span><text:span text:style-name="T114">힘들어하는</text:span><text:span text:style-name="T113"> 사람들은 앞에서 설명한 파괴적 경쟁으로 이어지는 과정을 막도록 세계-체제를 설계하고 건설하는 것이 가능하길 원할 것이다. 하지만 </text:span><text:span text:style-name="T115">1장에서 우리는 왜 그런 계획이 결코 현실에서 시행될 수 없는지 설명했다. </text:span><text:span text:style-name="T113">예상되는 반론은, 포유류</text:span><text:span text:style-name="T116">(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위협 없이도 동물의 세포들은 그들의 의무에 충실하다. 세계-체제를 포유류의 신체처럼 설계해서, 자가증식 체제들 간의 파괴적 경쟁을 막지 못할 이유가 없다는 것이다.</text:span></text:p>
      <text:p text:style-name="P38"/>
      <text:p text:style-name="P44">그러나 포유류의 신체는, 수천만년의 자연선택을 통한 진화의 산물이다. 이는 수천만년 간 시행착오를 겪으며 만들어졌음을 의미한다. 세대 교체 기간을 Δ라고 가정한다면, <text:s/>첫 세대 중 Δ시간 동안 두번째 <text:soft-page-break/>세대를 생산해낸 개체들만이 시험을 통과한 것이다. 세번째 세대까지 살아남은 혈통들은 오직 <text:span text:style-name="T22">2</text:span>Δ 시간의 시험을 통과한 혈통들 뿐이다. 네번째 세대까지 살아남은 혈통들은 오직 <text:s/><text:span text:style-name="T23">3</text:span>Δ 시간의 시험을 통과한 혈통들 뿐이다. 이렇게 계속 이어진다. <text:span text:style-name="T24">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5">다시 말하자면, 유기체의 혈통은 일련의 수백만개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37"/>
      <text:p text:style-name="P45">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51"/>
      <text:p text:style-name="P47"><text:span text:style-name="T112">하지만 일단 자가증식 체제들이 세계적 규모에 도달하면, 두 가지 중요한 차이점이 발생한다. 첫번째 차이점은 “적합”한 개체 수의 차이다. </text:span><text:span text:style-name="T110"><text:s/>세계를 지배할 만큼 충분히 거대하고 강력한 자가증식 체제들은 수십 개 혹은 수백 개에 불과하다. 분명, 백만에 이르지는 못할 것이다. </text:span><text:span text:style-name="T34">“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33">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자연선택을 통한 진화는 계속된다. </text:span><text:span text:style-name="T35">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56"><text:s/></text:p>
      <text:p text:style-name="P57">한편, 세계적 자가증식 체제들 간의 격렬한 경쟁은 지구의 기후, 대기구성, 해양 성분에 극단적이고 급격한 변화를 가져올 것이고, 생물권에 대단히 파괴적인 영향을 줄 것이다.</text:p>
      <text:p text:style-name="P52"/>
      <text:p text:style-name="P48"><text:soft-page-break/><text:span text:style-name="T35">이 장의 </text:span><text:span text:style-name="T36">Part IV에서 우리는 이 사안에 대해 더욱 자세히 알아볼 것이다. </text:span><text:span text:style-name="T35">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54"/>
      <text:p text:style-name="P39">************************************************************************************************************</text:p>
      <text:p text:style-name="P18"><text:span text:style-name="T35">우리가 여기서 제시한 이론은 소위 말하는 페르미 역설</text:span><text:span text:style-name="T37">(Fermi Paradox)에 그럴듯한 설명을 줄 수 있다. </text:span><text:span text:style-name="T35">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53"/>
      <text:p text:style-name="P55">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58"/>
      <text:p text:style-name="P60"><text:span text:style-name="T91">III. </text:span><text:span text:style-name="T90">자가증식 체제에 관한 우리의 논의는 우리 주변에서 볼 수 있는 구체적인 것들을 일반적이고 추상적인 용어로 설명한 것이다. 조직, 운동, 이념은 끊임없는 권력 투쟁에 묶</text:span><text:span text:style-name="T92">여있다</text:span><text:span text:style-name="T90">.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58"/>
      <text:p text:style-name="P109"><text:span text:style-name="T32">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68">통</text:span><text:span text:style-name="T32">신 수단이라는 두 개의 요소의 결합으로 인해 발생한 불가피한 현상이다. </text:span></text:p>
      <text:p text:style-name="P78"/>
      <text:p text:style-name="P78">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59"/>
      <text:p text:style-name="P110">에너지 절약 옹호자들이 무슨 일이 벌어지고 있는지 눈치채지 못했다는 것은 놀랍다. 일단 절약을 통해 에너지를 남기면, 기술적 세계-체제는 이 에너지를 게걸스럽게 먹어치우고는 더 달라고 <text:soft-page-break/>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59"/>
      <text:p text:style-name="P62"><text:span text:style-name="T32">이는 자가증식 체제 이론으로 설명된다: 환경에는 일말의 존중도 하지 않고 지금 당장의 권력을 추구하는 조직들</text:span><text:span text:style-name="T69">(또는 자가증식 체제들)은, 우리 환경에 지금으로부터 50년 후, 혹은 심지어 10년 후에 끼칠 영향을 고려해 권력 추구를 자제하는 조직들보다 더 많은 권력을 얻게된다. </text:span><text:span text:style-name="T70">(전제 2.) 따라서, 자연선택의 과정을 통해, 세상은 장기적 결과에는 아랑곳하지 않고 자신의 권력을 강화하기 위해 모든 가용 자원을 가능한 최대로 사용하는 조직들에 의해 지배받게 된다.</text:span></text:p>
      <text:p text:style-name="P160"/>
      <text:p text:style-name="P111"><text:span text:style-name="T35">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38">SNS를 비롯한 도피 수단들은 사람들로 하여금 탐욕적 쾌감을 좇게 만들어 환경 문제에 대한 걱정을 잊게끔 해준다. </text:span><text:span text:style-name="T35">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32">“</text:span><text:span text:style-name="T35">경제성장률을 높이지 않으면 중국인들이 우리를 추월할거에요. 기술과 무기를 발전시키지 않으면 알 카에다가 우리를 날려버릴거에요.”</text:span></text:p>
      <text:p text:style-name="P161"/>
      <text:p text:style-name="P113">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162"/>
      <text:p text:style-name="P114">자신들의 권력 추구에 대한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114"/>
      <text:p text:style-name="P79">이것이 바로 사람들에게 환경적 책임감을 갖도록 가르치려는 시도가 환경파괴를 늦추는데 별다른 영향을 주지 못한 이유이다. 그리고 다시 한번 말하지만, 우리가 여기서 설명한 과정은 특정 상황에 <text:soft-page-break/>의한 우연 또는 인간의 결함으로 인한 것이 아니다. 첨단 기술의 존재로 인해, 자가증식 체제에 작용하는 자연선택은 불가피하게 이 과정을 동반하게 된다.</text:p>
      <text:p text:style-name="P88"/>
      <text:p text:style-name="P68"><text:span text:style-name="T53">IV. </text:span><text:span text:style-name="T39">지구 생물의 역사를 알고, 기술 체제가 우리 행성에 하는 짓을 목격한 사람들은 “6차 대멸종”이 현재 진행 중이라고 생각한다. </text:span><text:span text:style-name="T35">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89"/>
      <text:p text:style-name="P120"><text:span text:style-name="T35">알려진 바에 의하면, 과거의 대멸종들은 하나의 파괴적 요소, 또는 </text:span><text:span text:style-name="T41">2~3개의 파괴적 요소의 등장으로 인해 발생한 것이었다. </text:span><text:span text:style-name="T35">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살아남을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 또는 이전의 다른 대멸종들에 연관된 요소들</text:span><text:span text:style-name="T40">(모두 단순하고 눈먼 힘이었다)</text:span><text:span text:style-name="T35">이 많지 않다는 점을 부정하지 않는다.</text:span></text:p>
      <text:p text:style-name="P121">===================================================</text:p>
      <text:p text:style-name="P116"><text:span text:style-name="T35">이전의 사건들과는 다르게, 지금 진행 중인 멸종은 단 하나의 눈먼 힘 또는 </text:span><text:span text:style-name="T42">2~3개 또는 10개의 눈먼 힘들로 인해 발생하는 것이 아니다. </text:span><text:span text:style-name="T35">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163"/>
      <text:p text:style-name="P115">==========================================</text:p>
      <text:p text:style-name="P122"><text:span text:style-name="T35">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43">1.7마일에서 살아간다. </text:span><text:span text:style-name="T35">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164"><text:soft-page-break/></text:p>
      <text:p text:style-name="P123">==========================</text:p>
      <text:p text:style-name="P165"><text:span text:style-name="T35"><text:tab/></text:span><text:span text:style-name="T44"><text:tab/></text:span><text:span text:style-name="T35">과학자들이 벼룩을 관찰했네.</text:span></text:p>
      <text:p text:style-name="P165"><text:span text:style-name="T32"><text:tab/><text:tab/></text:span><text:span text:style-name="T35">벼룩의 피를 빨아먹는 작은 벼룩이 붙어있네.</text:span></text:p>
      <text:p text:style-name="P165"><text:span text:style-name="T32"><text:tab/><text:tab/></text:span><text:span text:style-name="T35">그 벼룩에도 여전히 벼룩이 붙어있네.</text:span></text:p>
      <text:p text:style-name="P166"><text:tab/><text:tab/>그렇게 무한히 계속되네.</text:p>
      <text:p text:style-name="P167"><text:span text:style-name="T90"><text:tab/></text:span><text:span text:style-name="T93">==========================</text:span></text:p>
      <text:p text:style-name="P167"><text:span text:style-name="T93"><text:tab/></text:span><text:span text:style-name="T90">두말할 것 없이, 생명이 살 수 있는 환경에는 제한이 있다. 예를 들어, <text:s/>100° C 이상의 온도에서 평범한 단백질이 안정적으로 작동할 수 있는 일반적인 </text:span><text:span text:style-name="T94">기제가 존재하는지에 대한 질문이 있어왔다. </text:span><text:span text:style-name="T90">그럼에도 불구하고, 어떤 유기체들은 113° C의 높은 온도에서도 산다. 하지만 이보다 높은 온도에서 생존하고 번식하는 경우는 발견되지 않았다.</text:span></text:p>
      <text:p text:style-name="P124">========================</text:p>
      <text:p text:style-name="P168">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69">=================================</text:p>
      <text:p text:style-name="P69"><text:span text:style-name="T35">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45">16세기 즈음엔, 광업으로 인해 시냇물과 강이 오염되고, 시골 지역이 파괴되었다는 것이 분명해졌다. </text:span><text:span text:style-name="T35">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90">=================================================</text:p>
      <text:p text:style-name="P70"><text:span text:style-name="T35">수십 년 전에는 쓸모없는 것으로 여겨졌던 원소들의 새로운 용도가 발견되면서, 채굴 활동은 여전히 다른 지역들에 침투해 들어가고 있다. 대부분의 “희토류”들은 </text:span><text:span text:style-name="T47">20세기 중반 이전에는 제한된 유용성만을 갖고 있었다. 하지만 현재에는 많은 목적에 필수적인 것으로 여겨지고 있다.56 </text:span><text:span text:style-name="T35">예를 들어, 풍력 발전기에 필요한 가벼운 영구 자석을 만드는 데에는 많은 양의 네오디뮴이 필요하다. 불행하게도, 대부분의 희토류는 방사성 원소를 포함하고 있다. 따라서 희토류 금속 채굴은 방사능 폐기물을 만든다. 그 외에도 희토류 채굴은 일반적인 채굴과 유사한 환경 문제들을 낳는다.</text:span></text:p>
      <text:p text:style-name="P170"><text:soft-page-break/>================</text:p>
      <text:p text:style-name="P125"><text:span text:style-name="T35">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46">2구리로 처리된 울타리는 미국 서부에서 대단히 널리 사용되고 있으며, 수백만개가 있을 것이 분명하다. </text:span><text:span text:style-name="T35">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text:span><text:span text:style-name="T48">에 불과하다.</text:span></text:p>
      <text:p text:style-name="P171"/>
      <text:p text:style-name="P172">==========</text:p>
      <text:p text:style-name="P61"><text:span text:style-name="T90">다른 자원의 추출과 정제 역시 유사한 궤적을 따라가고 있다. 지하에서 추출할 수 있는 물질인 석유는 원래 거의 쓸모가 없었다. 하지만 </text:span><text:span text:style-name="T95">19세기에 석유으로부터 케로신을 추출할 수 있다는 사실이 밝혀졌고, 등불을 밝히는데 케로신이 고래기름보다 뛰어났다. </text:span><text:span text:style-name="T90">이 발견으로 인해 </text:span><text:span text:style-name="T95">1859년 펜실베니아에서 최초의 “</text:span><text:span text:style-name="T96">유정</text:span><text:bookmark text:name="firstHeading"/><text:span text:style-name="T96">(油井)</text:span><text:span text:style-name="T95">”</text:span><text:span text:style-name="T97">이</text:span><text:span text:style-name="T95"> 건설되었고, 다른 지역에서도 건설되기 시작했다. </text:span><text:span text:style-name="T90">당시 석유 산업은 주로 케로신에 의지하고 있었다. 천연가스와 가솔린 같은 다른 석유 제품에 대한 수요는 거의 없었다. 하지만 이후 천연가스는 난방, 요리, 조명에 쓰이기 시작했다. </text:span><text:span text:style-name="T98">20세기 초반에 가솔린 자동차가 등장하면서 석유 산업은 산업 세계 경제의 핵심 지위를 얻게 되었다. </text:span><text:span text:style-name="T90">그때부터, 석유의 새로운 사용처는 계속해서 발견되기 시작했다. 추가로, 탄화수소를 처리법이 발명되면서, 예전엔 쓸모없었던 석유 증류액이 유용한 상품으로 변했다. 그리고 예전에는 </text:span><text:span text:style-name="T99">(높은 유황 비율 같은) 바람직하지 못한 특성 때문에 채굴 가치가 없었던 석유 매장지들이 지금은 중요해졌다.61</text:span></text:p>
      <text:p text:style-name="P99"> </text:p>
      <text:p text:style-name="P173">=====================================</text:p>
      <text:p text:style-name="P126"><text:span text:style-name="T35">석유 회사들은 계속해서 더욱 정교한 석유 매장지 탐색 수단을 만들어가고 있고, 바로 이런 이유로 “발견된 석유 매장량”이 계속 증가하고 있는 것이다. 그뿐만 아니라, 이전에 접근 불가능했던 석유가 새로운 기술로 인해 접근 가능해지고, </text:span><text:span text:style-name="T49">(천연가스를 포함한) 석유 </text:span><text:span text:style-name="T35">채굴이 어려웠던 지역의 수익성이 높아졌기 때문이다. 석유시추공들은 지구 지표면을 점점 더 깊게 파들어가고, 심지어 수평으로 파기까지 한다. </text:span><text:span text:style-name="T52">“프래킹”(</text:span><text:span text:style-name="T35">수압파쇄법, fracking</text:span><text:span text:style-name="T52">)</text:span><text:span text:style-name="T35">은 셰일</text:span><text:span text:style-name="T50">(shale)암으로부터 새로운 석유, 특히 천연 가스를 추출할 수 있게 한다. </text:span><text:span text:style-name="T35">해저에서 발견된 대량의 메탄 수화물을 활용하는 기법들이 개발 중이다.</text:span><text:span text:style-name="T50">62</text:span><text:span text:style-name="T35">이러한 기술적 진보로 인해, 석유 산업은 계속해서 지표면을 훼손해가고 있으며, 인류는 그저 행운만을 바래야 한다. 예를들어, 프래킹은 무해한 기법이 아니다.</text:span><text:span text:style-name="T50">63 무엇보다도, 프래킹에 쓰인 폐수는 지진을 유발한다.64</text:span></text:p>
      <text:p text:style-name="P127">=====================================</text:p>
      <text:p text:style-name="P71"><text:span text:style-name="T35">누구든 기술적 세계-체제가 언젠가는 화석 연료</text:span><text:span text:style-name="T55">(가 남아 있는 동안)</text:span><text:span text:style-name="T35"> 사용을 멈출 것이라고 생각하는 사람은 꿈을 꾸고 있다.</text:span><text:span text:style-name="T55">65 </text:span><text:span text:style-name="T35">설령 체제가 화석 연료를 포기하더라도, 다른 파괴적 에너지 자원들이 활용될 것이다. 원자력 발전소는 방사성 폐기물을 만든다. 방사성 폐기물을 안전하게 처리하는 방법은 아직 발견되지 않았다.</text:span><text:span text:style-name="T55">66 그리고 심지어 세계의 주요 자가증식 체제들은 쌓여가는 방사성 쓰레기를 영구적으로 보관할 장소를 찾으려는 진지한 노력조차 하지 않는다. </text:span><text:span text:style-name="T35">물론, 자가증식 </text:span><text:soft-page-break/><text:span text:style-name="T35">체제들은 지금 당장 권력을 유지하기 위해 에너지가 필요하다. 반면, 방사성 폐기물로 인한 위험은 미래의 것이다. 우리가 강조했듯이, 자연선택은 장기적 결과에 아랑곳하지 않고 현재의 권력을 추구하는 자가증식 체제를 선호한다. 따라서 원자력 발전소는 계속해서 지어지고, 불태운 연료를 처리하는 문제는 대부분 무시될 것이다. 사실, 핵폐기물 문제는 완전히 통제불가능한 방향으로 나아가고 있다. 소수의 거대한 구식 원자로 대신에, 무수히 많은 작은 “소형 핵”들이 건설될 것이다.</text:span><text:span text:style-name="T56">68 따라서 모든 작은 마을들은 자신만의 원자력 발전소를 갖게될 것이다.69</text:span><text:span text:style-name="T35">거대한 구식 원자로들은 최소한 방사성 폐기물들을 상대적으로 몇개 안되는 지역에만 집중시켰다. 하지만 세계 곳곳에 흩어져있는 수많은 소형 핵으로 인해 방사성 폐기물은 모든 지역에서 발생할 것이다. 어지간히 순진하거나, 자기기만에 뛰어난 사람이 아니고서야 모든 소도시들이 핵폐기물들을 책임감 있게 다룰 것이라고 믿지 않을 것이다. 실제로는, 대부분의 방사성 물질들이 환경에 침투할 것이다.</text:span></text:p>
      <text:p text:style-name="P100"/>
      <text:p text:style-name="P176">=================================================</text:p>
      <text:p text:style-name="P177"><text:span text:style-name="T32">“</text:span><text:span text:style-name="T35">녹색” 에너지 자원은 체제를 화석 연료와 핵에너지로부터 떼어놓지 못할 것이다. 설령 떼어놓는다 하더라도, 녹색 에너지 자원을 자세히 들여다보면 그다지 녹색이 아니다. </text:span><text:span text:style-name="T32">“</text:span><text:span text:style-name="T35">우리의 에너지 수요에 대해서는 공짜 점심은 없습니다.” 천연자원보호위원회 책임자가 말했다. </text:span><text:span text:style-name="T32">“</text:span><text:span text:style-name="T35">에너지를 얻기 위해선, 우리는 충격적인 일들을 해야만 합니다.”</text:span><text:span text:style-name="T51">70</text:span></text:p>
      <text:p text:style-name="P178">==============================================</text:p>
      <text:p text:style-name="P179"><text:span text:style-name="T35">풍력발전소 건설은 방사성 폐기물을 만든다. 앞서 말했듯이, 풍력 발전기에 쓰이는 영구 자석은 희토류 네오디뮴으로 만들기 때문이다. 추가로, 풍력발전소는 터빈의 “프로펠러”에 날아가는 무수히 많은 새들을 죽인다. </text:span><text:span text:style-name="T57">71</text:span><text:span text:style-name="T35">미국, 중국을 비롯한 국가들이 대규모의 풍력발전소를 계획하고 있다. 예상되는 결과는 다수의 조류의 멸종이다.</text:span><text:span text:style-name="T57">72 </text:span><text:span text:style-name="T32">“</text:span><text:span text:style-name="T35">캘리포니아 데이비스의 생태학자이자 연구자인 </text:span><text:span text:style-name="T54">션 스몰우드가 말했다: ‘터빈의 숫자를 봤을 때, 제 생각엔 우리가 너무나 많은 맹금류를 죽일 것이고, 결국 맹금류는 사라질 것입니다.’” 맹금류는 설치류 개체수를 통제하는데 중요한 역할을 한다. 따라서 맹금류가 사라질 경우 설치류들을 죽이기 위해 더 많은 살충제를 쓰게될 것이다.</text:span></text:p>
      <text:p text:style-name="P180">=========================================</text:p>
      <text:p text:style-name="P181"><text:span text:style-name="T32">미국은 </text:span><text:span text:style-name="T71">EATR라고 불리우는 군사 로봇을 개발하고 있다. EATR는 재사용 가능 자원인 녹색 에너지를 사용한다. “그것은 주변에서 찾은 생물자원</text:span><text:span text:style-name="T72">(biomass)을 먹어서 연료를 얻는다.”74 하지만 당신은 주변에서 찾을 수 있는 모든 생물자원을 게걸스럽게 먹어 치우는 로봇 군대의 전쟁이 가져올 파괴를 상상할 수 있다. 그리고 만약 생물자원-먹기 기술이 민간에도 적용된다면, 이는 언제나 에너지에 굶주린 체제를 만족시키기 위해 살아있는 모든 것을 위험에 빠뜨릴 것이다.</text:span></text:p>
      <text:p text:style-name="P182">=============================</text:p>
      <text:p text:style-name="P183">But solar energy is harmless, right? </text:p>
      <text:p text:style-name="P184">그래도 태양 에너지는 괜찮겠죠? 그렇죠?</text:p>
      <text:p text:style-name="P128">Well, not quite, for solar panels compete with biological organisms for the light of the Sun. </text:p>
      <text:p text:style-name="P130">글쎄, 아닌 것 같다. 태양광 패널이 생물 유기체들의 햇빛을 빼앗아가기 때문이다.</text:p>
      <text:p text:style-name="P128">Let's recall what we pointed out earlier, that the technological system invariably expands until it is using all available energy, and then it demands more. </text:p>
      <text:p text:style-name="P130">우리가 앞서 지적했던 것을 떠올려보자. 기술 체제는 언제나 가용 에너지가 다 떨어질때까지 확장하고서는, 더 달라고 요구한다는 것이다.</text:p>
      <text:p text:style-name="P135"><text:soft-page-break/><text:span text:style-name="T32">If fossil fuels and nuclear pow</text:span><text:span text:style-name="T104">er</text:span><text:span text:style-name="T32">75 aren't going to sa</text:span><text:span text:style-name="T104">t</text:span><text:span text:style-name="T32">isfy the system's ever-growing demand for energy, then solar panels will be placed wherever sunlight can be collected. </text:span></text:p>
      <text:p text:style-name="P137"><text:span text:style-name="T32">만약 화석 연료와 핵에너지가</text:span><text:span text:style-name="T73">75 체제의 끝없이 늘어나는 요구를 만족시켜줄 수 없으면, 햇빛이 닿는 모든 장소에 태양광 패널이 설치될 것이다.</text:span></text:p>
      <text:p text:style-name="P128">This means, inter alia, that solar panels will progressively invade the habitats of living things, depriving them of sunlight and therefore killing most of them. </text:p>
      <text:p text:style-name="P130">이것은 태양광 패널들이 점차 생물들의 서식지에 침입해갈 것이며, 햇빛을 차단하고, 대부분을 죽일 것을 의미한다.</text:p>
      <text:p text:style-name="P128"/>
      <text:p text:style-name="P129">This is not speculation. </text:p>
      <text:p text:style-name="P131">이것은 추측이 아니다.</text:p>
      <text:p text:style-name="P136"><text:span text:style-name="T32">Plans </text:span><text:span text:style-name="T28">“</text:span><text:span text:style-name="T32">to create huge solar energy plants in the deserts</text:span><text:span text:style-name="T28">” </text:span><text:span text:style-name="T32">of the western United States--"prime habitat for threatened plants and animals</text:span><text:span text:style-name="T28">”</text:span><text:span text:style-name="T32">76</text:span><text:span text:style-name="T28">—</text:span><text:span text:style-name="T32">are already being carried out.77 </text:span></text:p>
      <text:p text:style-name="P138"><text:span text:style-name="T32">“멸종 위기 동식물들의 주요 서식지였던”</text:span><text:span text:style-name="T74">76</text:span><text:span text:style-name="T32"> 미국 서부 사막에 “거대한 태양 에너지 발전소를 건설”할 계획이 이미 실행되고 있다. </text:span><text:span text:style-name="T74">77</text:span></text:p>
      <text:p text:style-name="P132"/>
      <text:p text:style-name="P136"><text:span text:style-name="T32">In 2011 Janine Blaeloch, executive director of the Western Lands Project, predicted: </text:span><text:span text:style-name="T28">“</text:span><text:span text:style-name="T32">These [solar energy] plants will introduce a huge amount of damage to our public land and habitat.</text:span><text:span text:style-name="T28">”</text:span><text:span text:style-name="T32">78 </text:span></text:p>
      <text:p text:style-name="P139"><text:span text:style-name="T75">2011년 Western Lands Project의 상임이사 </text:span><text:span text:style-name="T32">쟈닌 밸로치</text:span><text:span text:style-name="T75">( Janine Blaeloch)는 다음과 같이 예측했다: “태양 발전소는 우리의 공유지와 서식지에 심각한 피해를 입힐 것입니다.”78</text:span></text:p>
      <text:p text:style-name="P133"/>
      <text:p text:style-name="P129">There is reason to believe that Blaeloch's prediction is beginning to come true.79 </text:p>
      <text:p text:style-name="P138"><text:span text:style-name="T32">밸로치의 예측이 실제로 발생하고 있다고 믿을만한 이유가 있다.</text:span><text:span text:style-name="T75">79</text:span></text:p>
      <text:p text:style-name="P134"/>
      <text:p text:style-name="P129">And remember, the system's appetite for energy is insatiable: </text:p>
      <text:p text:style-name="P131">그리고 에너지에 대한 체제의 식욕은 만족할줄 모른다는 것을 기억하라:</text:p>
      <text:p text:style-name="P138"/>
      <text:p text:style-name="P129">In all probability the development of solar energy will expand until there is no habitat left for living organisms other than the domesticated crops that the system grows to satisfy its own needs. </text:p>
      <text:p text:style-name="P131">아마도 태양 에너지의 개발은 체제가 자신의 필요에 의해 심은 길들여진 작물들 이외의 모든 생명체들의 서식지가 사라질 때까지 확장될 것이다.</text:p>
      <text:p text:style-name="P185">========================================</text:p>
      <text:p text:style-name="P186">But there is much more to be taken into account. </text:p>
      <text:p text:style-name="P187">하지만 고려해야할 점이 많다.</text:p>
      <text:p text:style-name="P101">Notwithstanding the folly of Ray Kurzweils fantasies of a future technological utopia, he is absolutely right about some things. </text:p>
      <text:p text:style-name="P80">레이 커즈와일의 미래 기술 유토피아 환상에도 불구하고, 그는 어떤 부분에서는 완전히 옳았다.</text:p>
      <text:p text:style-name="P80"/>
      <text:p text:style-name="P101">He quite correctly points out that in thinking about the future most people make two errors: </text:p>
      <text:p text:style-name="P80"><text:soft-page-break/>그는 미래에 대해 생각할 때 대부분의 사람들이 두 개의 오류를 저지른다는 점을 제대로 지적했다:</text:p>
      <text:p text:style-name="P101"/>
      <text:p text:style-name="P72"><text:span text:style-name="T32">(i) They </text:span><text:span text:style-name="T28">“</text:span><text:span text:style-name="T32">consider the transformations that will result from a single trend (or from several specified trends that are already evident] in today's world as if nothing else will change. ”80</text:span></text:p>
      <text:p text:style-name="P67"><text:span text:style-name="T32">(</text:span><text:span text:style-name="T76">i</text:span><text:span text:style-name="T32">) 사람들은 “오늘날 세계의 어떤 변화가 다른 것은 바꾸지 않을 것이라고 간주한다.”</text:span><text:span text:style-name="T76">80</text:span><text:span text:style-name="T32"> </text:span></text:p>
      <text:p text:style-name="P101"/>
      <text:p text:style-name="P72"><text:span text:style-name="T32">And (ii) th</text:span><text:span text:style-name="T104">e</text:span><text:span text:style-name="T32">y </text:span><text:span text:style-name="T28">“</text:span><text:span text:style-name="T32">intuitively assume that the current rate of progress will continue for future periods,” neglecting the unending </text:span><text:span text:style-name="T31">acceleration </text:span><text:span text:style-name="T32">of technological development. 81 </text:span></text:p>
      <text:p text:style-name="P63"><text:span text:style-name="T32">그리고 </text:span><text:span text:style-name="T76">(ii) 사람들은 기술 발전이 끝없이 가속된다는 점을 무시하고“현재의 발전 속도가 미래에도 똑같을 것이라고 직감적으로 단정지어버린다.”81</text:span></text:p>
      <text:p text:style-name="P91"/>
      <text:p text:style-name="P73"><text:span text:style-name="T32">In order to avoid falling into these errors ourselves, we have to remember that the assaults on the terrestrial environment that are known and observable </text:span><text:span text:style-name="T31">now </text:span><text:span text:style-name="T32">will not in future be the only ones. </text:span></text:p>
      <text:p text:style-name="P81">우리 스스로가 이런 오류를 저지르지 않기 위해서, 우리는 지금 보고 있는 지상 환경에 대한 공격 수단이 미래에는 더욱 많아지리라는 것을 기억해야한다.</text:p>
      <text:p text:style-name="P102"/>
      <text:p text:style-name="P103">Just as the use of petroleum distillates in internal combustion engines was undreamed of before 1860 at the earliest,82 just as the use of uranium as fuel was undreamed of before the discovery of nuclear fission in 1938–39,83 just as most uses of the rare earths were undreamed of until recent decades, so there will be future uses of resources, future ways of exploiting the environment, future corners for the technological system to invade that at present are still undreamed of. </text:p>
      <text:p text:style-name="P92">마치 1860년 이전에 내연기관의 석유를 떠올리지 못했던 것처럼,82 마치 1938~1939년에 핵분열을 발견하기 이전 우라늄을 연료로 쓸 생각을 하지 못했던 것처럼, 마치 최근 수십 년 이전에 희토류를 쓸 생각을 못했던 것처럼, 미래에도 새로운 자원 활용법, 환경을 착취할 새로운 방법, 지금은 생각치도 못한 새로운 침투 방법이 등장할 것이다.</text:p>
      <text:p text:style-name="P92"/>
      <text:p text:style-name="P104">In attempting to estimate the coming damage to our environment, we can't just project into the future the effects of currently known causes of environmental harm; </text:p>
      <text:p text:style-name="P82">미래의 환경파괴를 추측할 때, 우리는 지금의 환경파괴 원인만을 투영해서는 안된다.</text:p>
      <text:p text:style-name="P82"/>
      <text:p text:style-name="P104">we have to assume that new causes of environmental harm, which no one today can even imagine, will emerge in the future. </text:p>
      <text:p text:style-name="P82">우리는 미래에는 오늘날 어느 누구도 상상하지 못한 새로운 환경파괴 원인이 등장할 것이라고 가정해야한다.</text:p>
      <text:p text:style-name="P104"/>
      <text:p text:style-name="P104">Moreover, we have to remember that the growth of technology, and with it the exacerbation of the harm that technology does to our environment, will accelerate ever more rapidly over the coming decades. </text:p>
      <text:p text:style-name="P94">또한, 앞으로 수십 년 간 기술의 성장과 기술이 우리 환경에 가하는 피해는 더욱 가속될 것을 명심해야 한다.</text:p>
      <text:p text:style-name="P104"/>
      <text:p text:style-name="P104"><text:soft-page-break/>All this being taken into consideration we have to conclude that, in all probability, little or nothing on our planet will much longer remain free of gross disruption by the technological system. </text:p>
      <text:p text:style-name="P82">이 모든 것을 고려했을 때, 우리는 우리 행성의 그 무엇도 기술 체제의 역겨운 혼란으로부터 자유롭지 못할 가능성이 매우 높다는 결론을 내려야 한다.</text:p>
      <text:p text:style-name="P93">================================</text:p>
      <text:p text:style-name="P188"><text:span text:style-name="T104">: </text:span><text:span text:style-name="T32">Most people take our atmosphere for granted, as if Providence had decreed once and for all that air should consist of 78% nitrogen, 21% oxygen, and 1% other gass</text:span><text:span text:style-name="T104">e</text:span><text:span text:style-name="T32">s. </text:span></text:p>
      <text:p text:style-name="P64"><text:span text:style-name="T32">대부분의 사람들은 대기를 당연한 것으로 여긴다. 마치 신의 섭리가 모든 공기는 </text:span><text:span text:style-name="T77">78% 질소, 21% 산소, 그리고 1% 여타 기체로 이루어져야한다고 명한 것 처럼 말이다.</text:span></text:p>
      <text:p text:style-name="P105">In reality our atmosphere in its present form was created, and is still maintained, through the action of living things. 84 </text:p>
      <text:p text:style-name="P64"><text:span text:style-name="T32">현실은, 지금의 우리 대기는, 생명체의 활동을 통해 만들어졌고 지금까지 유지되어왔다는 것이다.</text:span><text:span text:style-name="T78">84</text:span></text:p>
      <text:p text:style-name="P95"/>
      <text:p text:style-name="P106">Originally the atmosphere contained far more carbon dioxide than it does today, 85 and we may wonder why the greenhouse effect didn't make the Earth too hot for life ever to begin. </text:p>
      <text:p text:style-name="P65"><text:span text:style-name="T32">원래 대기는 오늘날보다 훨씬 많은 양의 이산화탄소를 갖고 있었다.</text:span><text:span text:style-name="T78">85 우리는 왜 옛날에는 온실효과가 생명체가 탄생조차 못할 정도로 지구를 뜨겁게 만들지 않았는지 의문을 제기할 수도 있을 것이다.</text:span></text:p>
      <text:p text:style-name="P106">The answer, presumably, is that the Sun at that time radiated much less energy than it does now.86 </text:p>
      <text:p text:style-name="P65"><text:span text:style-name="T32">그에 대한 대답은 아마 그 당시의 태양은 훨씬 적은 에너지를 분출했으리라는 것이다.</text:span><text:span text:style-name="T78">86</text:span></text:p>
      <text:p text:style-name="P106">In any case, it was the biosphere that took the excess carbon dioxide out of the air: </text:p>
      <text:p text:style-name="P83">어쨋든 간에, 바로 생물권이 공기로부터 과도한 이산화탄소를 흡수했다는 것이다:</text:p>
      <text:p text:style-name="P189">==========================================</text:p>
      <text:p text:style-name="P190"><text:span text:style-name="T32">As primitive bacteria and cyanobacteria had, through photosynthesis or related life processes, captured atmospheric carbon, depositing it on the seafloor, carbon was removed from the atmosphere. .</text:span><text:span text:style-name="T104">.. </text:span></text:p>
      <text:p text:style-name="P191">원시 박테리아와 시아노박테리아가 광합성을 비롯한 생명 활동을 통해 대기의 탄소를 붙잡아 해저에 매장했다. 대기에서 탄소가 제거되었다...</text:p>
      <text:p text:style-name="P192">Cyanobacteria also were the first organisms to utilize water as a source of electrons and hydrogen in the photosynthetic process. Free oxygen was released as a result of this reaction and began to accumulate in the atmosphere, allowing oxygen-dependent life-forms to evolve. 87 </text:p>
      <text:p text:style-name="P193"><text:span text:style-name="T9">또한 시아노박테리아는 물의 수소와 전자를 광합성에 사용한 최초의 유기체이다. 이로인해 활성산소가 배출되었고, 대기에 축적되기 시작했으며, 산소의존 생명체의 진화를 가능하게 했다.</text:span><text:span text:style-name="T16">87</text:span></text:p>
      <text:p text:style-name="P194">===============================</text:p>
      <text:p text:style-name="P197"><text:soft-page-break/>Biological processes also affect the amount of methane in the atmosphere,88 and let's remember that methane has a far more powerful effect in promoting global warming than carbon dioxide does.89 </text:p>
      <text:p text:style-name="P196"><text:span text:style-name="T32">또한 생물학적 과정은 대기의 메탄의 양에도 영항을 끼쳤다.</text:span><text:span text:style-name="T79">88 메탄은 이산화탄소보다 훨신 강한 지구온난화 효과를 갖고 있음을 기억하라.89</text:span></text:p>
      <text:p text:style-name="P198"/>
      <text:p text:style-name="P74"><text:span text:style-name="T32">On the other hand, some experts claim that 3.7 billion years ago certain microbes generated large quantities of methane that, instead of warming the planet</text:span><text:span text:style-name="T31">, cooled </text:span><text:span text:style-name="T32">it by creating clouds that reflected sunlight back into space. </text:span></text:p>
      <text:p text:style-name="P96">한편으로는, 어떤 전문가들은 3억 7천만년 전 특정 미생물들이 많은 양의 메탄을 만들었고, 그로 인해 행성이 따뜻해진게 아니라, 햇빛을 우주로 반사하는 구름을 만들어 춥게 만들었다고 주장한다.</text:p>
      <text:p text:style-name="P96"/>
      <text:p text:style-name="P106">Supposedly, the Earth narrowly escaped becoming too cold for the survival of life. 90 </text:p>
      <text:p text:style-name="P65"><text:span text:style-name="T32">추정상, 지구는 간신히 생명을 불가능하게할 추위로부터 탈출했다.</text:span><text:span text:style-name="T79">90</text:span></text:p>
      <text:p text:style-name="P97"/>
      <text:p text:style-name="P107">However that may be, it's evident that a really radical disruption of the biosphere could cause an atmospheric disaster: </text:p>
      <text:p text:style-name="P84">그렇더라도, 생물권의 급격한 붕괴가 대기 참사를 일으킬 수 있다는 것은 명확하다:</text:p>
      <text:p text:style-name="P107">a lack of oxygen, a concentration of toxic gasses such as methane or ammonia, a deficiency or an excess of carbon dioxide that would make our planet too cold or too hot to support life. </text:p>
      <text:p text:style-name="P84">산소 부족, 메탄이나 암모니아와 같은 유독성 기체의 증가, 이산화탄소 과잉이나 결핍은 우리 행성을 생명이 살기에는 너무 덥거나 너무 춥게 만들 것이다.</text:p>
      <text:p text:style-name="P195"><text:span text:style-name="T32">-</text:span><text:span text:style-name="T58">======================================</text:span></text:p>
      <text:p text:style-name="P199"><text:span text:style-name="T32">At present, the most im</text:span><text:span text:style-name="T103">mi</text:span><text:span text:style-name="T32">nent danger seems to be the possible overheating of the Earth through an excess in the atmosphere of carbon dioxide and perhaps methane.91 </text:span></text:p>
      <text:p text:style-name="P201"><text:span text:style-name="T32">현재로서는, 가장 임박한 위험은 대기의 과잉 이산화탄소, 메탄으로 인한 지구의 과열 가능성이다.</text:span><text:span text:style-name="T80">91</text:span></text:p>
      <text:p text:style-name="P144">Just how hot might the Earth get if humans continue to burn fossil fuels? </text:p>
      <text:p text:style-name="P147">인간이 계속해서 화석 연료를 태우면 어디까지 뜨거워질까?</text:p>
      <text:p text:style-name="P147"/>
      <text:p text:style-name="P140"><text:span text:style-name="T32">About 56 million years ago there was a massive increase in the amount of carbon d</text:span><text:span text:style-name="T103">ioxi</text:span><text:span text:style-name="T32">de in our atmosphere, estimated to be roughly equal to the amount that would be added now if humans burned off </text:span><text:span text:style-name="T28">“</text:span><text:span text:style-name="T32">all the Earth's reserves of coal, oil, and natural gas."92 </text:span></text:p>
      <text:p text:style-name="P143"><text:span text:style-name="T32">대략 </text:span><text:span text:style-name="T80">5천 6백만년 전, 우리 대기의 이산화탄소량이 엄청나게 증가하였다. 추정되는 정도는 인간이 “지구상의 모든 석탄, 석유, 천연가수 비축량을 불태웠을 경우”</text:span><text:span text:style-name="T81">92와 비슷하다.</text:span></text:p>
      <text:p text:style-name="P145">The result was a radical change in the terrestrial environment, including a 90 F (5° C) rise in average temperatures93 and the flooding of substantial parts of the continents.94 </text:p>
      <text:p text:style-name="P148">그 결과는 평균 기온의 5° C <text:s/>상승과 대륙 대부분의 침수를 비롯한 지상 환경의 급격한 변화였다.</text:p>
      <text:p text:style-name="P141"><text:soft-page-break/><text:span text:style-name="T32">There weren't any mass extinctions,95 but this should give us no sense of security about the future of the biosphere, because we can't assume that the effect of adding a given amount of carbon dioxide to the atmosphere today will be the same as what it was 56 million years ago.</text:span><text:span text:style-name="T59">96</text:span></text:p>
      <text:p text:style-name="P141"><text:span text:style-name="T59">대멸종이 발생하지는 않았다.</text:span><text:span text:style-name="T60">95 하지만 이를 근거로 미래의 생물권이 안전할 것이라고 간주해서는 안된다. 오늘날의 이산화탄소 배출로 인한 효과가 5천 6백만년 전과 같을 것이라고 추정할 수 없기 때문이다.</text:span><text:span text:style-name="T61">96</text:span></text:p>
      <text:p text:style-name="P200"><text:span text:style-name="T59">=</text:span><text:span text:style-name="T35">================================================</text:span></text:p>
      <text:p text:style-name="P146">The carbon dioxide added to the atmosphere 56 million years ago was probably added relatively slowly, over thousands of years. 97 </text:p>
      <text:p text:style-name="P149">5천6백만년 대기에 배출되었던 이산화탄소는 아마 수천년에 걸쳐 상대적으로 느린 속도로 배출되었을 것이다.<text:span text:style-name="T126">97</text:span></text:p>
      <text:p text:style-name="P146">If humans now burn off all petroleum reserves they undoubtedly will do so in a small fraction of that time, hence living organisms will have little opportunity to adapt to their changed environment.</text:p>
      <text:p text:style-name="P229">만약 인간이 석유 비축량을 모두 태울 경우, 수천년에 비해 대단히 짧은 시간일 것이라는 점에는 의심의 여지가 없다. 따라서 생명체들은 환경 변화에 적응할 기회를 제대로 갖지 못할 것이다.</text:p>
      <text:p text:style-name="P229"/>
      <text:p text:style-name="P142"><text:span text:style-name="T32">Moreover, the presumed equivalence of the amount of carbon dioxide being released today with what was released 56 million years ago is based on an estimate of the Earth's fossil-fuel reserves that almost certainly is far too low, for new and unexpected deposits of oil and natural gas are cont</text:span><text:span text:style-name="T103">inua</text:span><text:span text:style-name="T32">lly being discovered and estimates of the reserves are correspondingly raised. </text:span></text:p>
      <text:p text:style-name="P229">또한, 오늘날 배출될 것으로 여겨지는 이산화탄소 추정치는 거의 확실히 지나치게 낮다. 예상치 못한 새로운 석유, 천연가스 매장지가 계속해서 발견되고 있고, 따라서 추정 비축량 역시 높아지기 때문이다.</text:p>
      <text:p text:style-name="P229"/>
      <text:p text:style-name="P146">Account must also be taken of other ways in which humans add carbon dioxide to the atmosphere. </text:p>
      <text:p text:style-name="P229">인간이 다른 방식으로도 이산화탄소를 대기 중에 배출하고 있다는 점 역시 고려해야한다.</text:p>
      <text:p text:style-name="P146"/>
      <text:p text:style-name="P142"><text:span text:style-name="T32">For example, vast quantities of limestone are </text:span><text:span text:style-name="T28">“</text:span><text:span text:style-name="T32">burned</text:span><text:span text:style-name="T28">” </text:span><text:span text:style-name="T32">to make lime and portland cemento: CaCO, </text:span><text:span text:style-name="T28">→ </text:span><text:span text:style-name="T32">CaO + CO,. It'</text:span><text:span text:style-name="T103">s </text:span><text:span text:style-name="T32">not clear how much of the carbon dioxide (CO2) is eventually recaptured by the lime (Cao) or how long that takes. </text:span></text:p>
      <text:p text:style-name="P232"><text:span text:style-name="T32">예를들어, 엄청난 양의 석회암들이 석회와 포틀랜드 시멘트를 얻기 위해 “불태워지고” 있다: <text:s/>CaCO, → CaO + CO. </text:span><text:span text:style-name="T86">얼마만큼의 이산화탄소(CO2)가 결국 석회(CaO)와 재결합하게될지, 얼마나 걸릴지는 확실하지 않다.</text:span></text:p>
      <text:p text:style-name="P150">========================================</text:p>
      <text:p text:style-name="P237"><text:span text:style-name="T32">But even if the Earth warms no more than it did 56 million years ago, the consequences will be unacceptable to the powerful classes in our society. </text:span></text:p>
      <text:p text:style-name="P238"><text:span text:style-name="T32">하지만 설령 지구가 </text:span><text:span text:style-name="T87">5천 6백만년 전에 비해 덜 따뜻해진다고 쳐도, 우리 사회의 권력 계층은 그 결과를 받아들일 수 없을 것이다.</text:span></text:p>
      <text:p text:style-name="P233"><text:soft-page-break/><text:span text:style-name="T32">The world's dominant self-prop systems will therefore resort to "geo-engineering,</text:span><text:span text:style-name="T28">” </text:span><text:span text:style-name="T32">that is, to a system of artificial manipulation of the atmosphere designed to keep temperatures within acceptable limits. 99 </text:span></text:p>
      <text:p text:style-name="P234"><text:span text:style-name="T32">따라서 세계적 자가증식 체제들은 “지구공학</text:span><text:span text:style-name="T87">(geo-engineering)”을 사용하게될 것이다. 지구공학이란 대기를 인공적으로 조작해 온도를 허용 범위 내에 머물게 하는 시스템이다.99</text:span></text:p>
      <text:p text:style-name="P233"><text:span text:style-name="T32"/></text:p>
      <text:p text:style-name="P233"><text:span text:style-name="T32">The implementation of geo-engineering will entail immediate, desperate risks, 100 and even if no immediate disaster ensues the eventual consequences very likely will be catastrophic.101</text:span></text:p>
      <text:p text:style-name="P234"><text:span text:style-name="T32">지구공학의 실행은 즉각적이고 심각한 위험을 수반한다.</text:span><text:span text:style-name="T87">100 설령 즉각적인 재앙이 뒤따르지 않더라도, 궁극적인 결과는 대단히 파멸적일 것이다.101</text:span></text:p>
      <text:p text:style-name="P202">=================================</text:p>
      <text:p text:style-name="P239"><text:span text:style-name="T32">Chlorofluorocarbons (“CFCs”) have been phased out by international agreement in order to allow the ozone layer, which protects living organisms from the Sun's ultraviolet radiation, to recover from the damage it ha</text:span><text:span text:style-name="T103">s </text:span><text:span text:style-name="T32">suffered in the past. </text:span></text:p>
      <text:p text:style-name="P239">염화 플루오린화 탄소<text:span text:style-name="T20">(CFC) 사용은, 태양 자외선을 차단해 생명체를 보호하는 오존층을 과거의 파괴로부터 복구시키기 위한 국제적 합의에 따라 단계적으로 철폐되었다.</text:span></text:p>
      <text:p text:style-name="P235"><text:span text:style-name="T32">The program has been a clear success, 102 and some people have su</text:span><text:span text:style-name="T105">gg</text:span><text:span text:style-name="T32">ested that the ozone agreement could provide a "template" for an international treaty to limit carbon-</text:span><text:span text:style-name="T103">dioxi</text:span><text:span text:style-name="T32">de emissions.103 </text:span></text:p>
      <text:p text:style-name="P236"><text:span text:style-name="T32">이 대책은 완벽한 성공이었다.</text:span><text:span text:style-name="T88">102 그래서 어떤 사람들은 오존 합의가 이산화탄소 배출 제한에 </text:span></text:p>
      <text:p text:style-name="P236"><text:span text:style-name="T32">관한 국제 협약의 “견본”이 될 수 있을 것이라고 주장한다.</text:span><text:span text:style-name="T89">103</text:span></text:p>
      <text:p text:style-name="P236"><text:span text:style-name="T89"/></text:p>
      <text:p text:style-name="P235"><text:span text:style-name="T32">But the agreement to phase out CFCs was possible only because CFCs are of relatively minor economic importance and substitutes for them can be found.104 </text:span></text:p>
      <text:p text:style-name="P236"><text:span text:style-name="T32">하지만 </text:span><text:span text:style-name="T89">CFC 퇴출 합의는 오직 CFC의 경제적 중요도가 상대적으로 낮았으며, 대체물을 찾을 수 있었기에 가능했던 것이다.104</text:span></text:p>
      <text:p text:style-name="P235"><text:span text:style-name="T32"/></text:p>
      <text:p text:style-name="P235"><text:span text:style-name="T32">Fossil fuels on the other hand are of central importance in the economies of all industrialized nations and those that are in the process of industrializing; </text:span></text:p>
      <text:p text:style-name="P236"><text:span text:style-name="T32">반면에, 화석 연료는 모든 산업화된 국가들과 산업화 중인 국가들의 경제적 핵심이다.</text:span></text:p>
      <text:p text:style-name="P235"><text:span text:style-name="T32">consequently it is safe to say that whatever is done about the greenhouse effect will be too little and too late.</text:span></text:p>
      <text:p text:style-name="P236"><text:span text:style-name="T32">결과적으로, 온실효과에 대한 대책이 무엇이든 간에 너무 부족하거나, 너무 늦을 것이라고 말해도 괜찮다.</text:span></text:p>
      <text:p text:style-name="P203">============================================</text:p>
      <text:p text:style-name="P204"><text:span text:style-name="T32">To the greenhouse effect we have to add numerous other factors that tend to disrupt the biosphere. As we've seen, living organisms will b</text:span><text:span text:style-name="T104">e </text:span><text:span text:style-name="T32">progressively robbed of sunlight by continual expansion of the system's solar-energy installations. There will be no limit to the conta</text:span><text:span text:style-name="T103">mina</text:span><text:span text:style-name="T32">tion of our environment with radioactive waste, with toxic elements such as lead, arsenic, mercury, and cadmium,105 and with a variety of poisonous chemical compounds.106 There will be oil spills from time to time, since the safety measures taken by the petroleum industry are never quite </text:span><text:soft-page-break/><text:span text:style-name="T32">sufficient,107 and in some parts of the world the industry doesn't even make any serious effort to prevent spills.108</text:span></text:p>
      <text:p text:style-name="P205">===============================================</text:p>
      <text:p text:style-name="P174"><text:span text:style-name="T32">The foregoing effects of the technological system's activities have long been recognized as harmful, but there can be little doubt that many effects not recognized as harmful today will turn out to be harmful tomorrow, for this has often happened in the past.109 </text:span><text:span text:style-name="T28">“</text:span><text:span text:style-name="T32">It has been estimated that the modern sediment loads of the rivers draining into the Atlantic Ocean may be four to five times greater than the prehistoric rates because of the effects of human activity."110 How, in the long run, will this affect life in the ocean? Does anyone know? Genes from genetically engineered organ isms can, and almost certainly will, be passed to wild plants or an</text:span><text:span text:style-name="T103">im</text:span><text:span text:style-name="T32">als.111 What will be the ultimate consequences for the biosphere of this “genetic pollution?" No one knows. Even if these and other effects turn out to be harmless when considered separately and individually, all of t</text:span><text:span text:style-name="T104">h</text:span><text:span text:style-name="T32">e </text:span><text:span text:style-name="T28">“</text:span><text:span text:style-name="T32">harm less” effects of the system's activities taken together wi</text:span><text:span text:style-name="T104">l</text:span><text:span text:style-name="T32">l surely bring about major alterations in the biosphere.</text:span></text:p>
      <text:p text:style-name="P175">================================</text:p>
      <text:p text:style-name="P206"><text:span text:style-name="T32">Here we've done no more than scratch the surface. A full assessment of the w</text:span><text:span text:style-name="T104">a</text:span><text:span text:style-name="T32">ys in which the functioning of the technological world-system currently threatens to disrupt the biosphere would require a vast amount of research, and the results wo</text:span><text:span text:style-name="T103">ul</text:span><text:span text:style-name="T32">d fill several volumes. Will all of these factors add up to a disruption of the biosphere sufficient to prevent it from performing its function in maintaining the present composition of our atmosphere? It's anybody's guess. But that's not all: Let'</text:span><text:span text:style-name="T103">s </text:span><text:span text:style-name="T32">not forget that the technological system is still in its infancy in comparison with what it will become over the next several decades. At a rapidly accelerating pace and in ways that no one has yet imagined, we can expect the world's leading self-prop systems to find more and more opportunities to exploit, more and more resources to extract, more and more corners to invade, until little or nothing on this planet is left free of technological intervention-intervention that will be carried out in a mad quest for immediate increments of power and without regard to long-term consequences. In the opinion of this writer, there is a strong probability that if the biosphere is not destroyed outright it will at least be rendered incapable of maintaining any reasonable approximation to the present composition of our atmosphere, without which none of the more complex forms of life on this planet will be able to survive. </text:span></text:p>
      <text:p text:style-name="P207">mint the biosphames. Will all of the performing </text:p>
      <text:p text:style-name="P208"><text:span text:style-name="T31">7</text:span><text:span text:style-name="T32">6 </text:span></text:p>
      <text:p text:style-name="P209">. </text:p>
      <text:p text:style-name="P210"><text:span text:style-name="T32">ANTI-T</text:span><text:span text:style-name="T103">e</text:span><text:span text:style-name="T104">ch </text:span><text:span text:style-name="T32">REVOLUTI</text:span><text:span text:style-name="T103">ON </text:span></text:p>
      <text:p text:style-name="P211">One plausible outcome might be that the Earth will end up like the planet Venus: </text:p>
      <text:p text:style-name="P212"><text:span text:style-name="T32">It has been suggested that the climate of the Earth could be ultimately unstable. Addition of gasses capable of trapping heat could accelerate the release of H2O and raise the temperature to a point where the oceans would evaporate.... Some believe that such changes may have occurred on </text:span><text:soft-page-break/><text:span text:style-name="T32">Venus.... Venus is a striking example of the importance of the greenhouse effect. Its atmosphere contains a large concentration of CO2 [= carbon dioxide)...</text:span><text:span text:style-name="T104">. </text:span><text:span text:style-name="T32">[T]he Venusian surface temperature is much hotter than the Earth's</text:span><text:span text:style-name="T28">—</text:span><text:span text:style-name="T32">about 780° K [5070 C or 9440 F)-in spite of the fact that Venus absorbs less energy from the Sun because of its ubiquitous cloud cover.... "11</text:span><text:span text:style-name="T31">2 </text:span></text:p>
      <text:p text:style-name="P213">=========================</text:p>
      <text:p text:style-name="P214"><text:span text:style-name="T32">To sum up the thesis of this part of the present chapter: If the devel opment of the technological world-system is allowed to proceed to its logical conclusion, it will in all probability leave the Earth un</text:span><text:span text:style-name="T103">i</text:span><text:span text:style-name="T32">nhabitable for all of the more complex forms of life as we know them today. This admittedly remains unproven; it represents the author's personal opinion. But the facts and arguments offered here are enough at least to show that the opinion can be entertained as a plausible hypothesis, and that it would be rash to assume without further proof that the denouement we are facing will be no worse than earlier extinction events in the Earth's history. </text:span></text:p>
      <text:p text:style-name="P215"><text:span text:style-name="T32">What can be taken as a near certainty is that—</text:span><text:span text:style-name="T31">if </text:span><text:span text:style-name="T32">the development of the technological system is allowed to proceed to its logical conclu sion—the outcome for the biosphere will be thoroughly devastating; if it isn't worse than the extinction event at the end of the Cretaceous when the dinosaurs disappeared, it can't be much better; if any humans are left alive, they will be very few; and the technological system itself will be dead.</text:span></text:p>
      <text:p text:style-name="P216">=================================</text:p>
      <text:p text:style-name="P217"><text:span text:style-name="T32">But note the reservation in the foregoing statement: </text:span><text:span text:style-name="T28">“</text:span><text:span text:style-name="T31">if </text:span><text:span text:style-name="T32">the development of the technological system is allowed to proceed to its logical conclusion.”The author has occasionally been asked: </text:span><text:span text:style-name="T28">“</text:span><text:span text:style-name="T32">If the system is going to destroy itself anyway, then why bother to overthrow it?</text:span><text:span text:style-name="T28">” </text:span><text:span text:style-name="T32">The answer, of course, is that if the technological system were el</text:span><text:span text:style-name="T103">imina</text:span><text:span text:style-name="T32">ted </text:span><text:span text:style-name="T31">now </text:span><text:span text:style-name="T32">a great deal could still be saved. The longer the system is allowed to continue its development, the worse will be the outcome for the biosphere and for the human race, and the greater will be the risk that the Earth will be left a dead planet. 113 </text:span></text:p>
      <text:p text:style-name="P218">=====================================</text:p>
      <text:p text:style-name="P219"><text:span text:style-name="T32">V</text:span><text:span text:style-name="T31">. The techies</text:span><text:span text:style-name="T28">’ </text:span><text:span text:style-name="T31">wet-dreams. </text:span><text:span text:style-name="T32">There is a current of thought that appears to be carrying many technophiles out of the realm of science and into that of science fiction.114</text:span></text:p>
      <text:p text:style-name="P222"><text:span text:style-name="T107">V. 기술광들의 몽정. 많은 기술성애자들을 과학의 영역에서 공상과학의 그것으로 끌고가는 것으로 보이는 </text:span><text:span text:style-name="T108">생각의 흐름이</text:span><text:span text:style-name="T107"> 있다.114 </text:span><text:span text:style-name="T106">편의를 위해, 이 흐름을 추종하는 사람들을 “기술광”이라고 부르자.</text:span><text:span text:style-name="T107">115 </text:span><text:span text:style-name="T106">이 흐름은 여러가지 갈래를 갖고 있다. 모든 기술광들의 생각이 같은건 아니다. 그들의 공통점은, 미래 기술에 대한 대단히 추정적인 아이디어들을 거의 확실시하며, 이를 근거로 앞으로 수십 년 이내에 기술적 유토피아가 찾아오리라고 예측한다는 것이다. 어떤 기술광들의 환상은 놀라울 정도로 거창하다. 예를들어, 레이 커즈와일은 “몇 세기 이내에, 인간 지능이 우주의 모든 물질을 재설계하고 가득채우게 될 것.”</text:span><text:span text:style-name="T108">116</text:span><text:span text:style-name="T106">이라고 믿는다. </text:span><text:span text:style-name="T108">또다른 기술광, </text:span><text:span text:style-name="T106">케빈 캘리</text:span><text:span text:style-name="T108">(Kevin Kelly)는 말이 무의미해질 정도로 모호하다. 하지만 그는 인간의 우주 정복에 대해 커즈와일과 비슷한 견해를 갖고 있는 것으로 보인다. </text:span><text:span text:style-name="T109">“</text:span><text:span text:style-name="T106">우주가 대부분 비어있는 이유는 그것이 생명과 </text:span><text:soft-page-break/><text:span text:style-name="T106">테크늄으로 가득차길 기다리고 있기 때문이다...”</text:span><text:span text:style-name="T108">117 “테크늄”은 인간이 지구에 건설한 기술적-세계 체제에 캘리가 붙인 이름이다.118</text:span></text:p>
      <text:p text:style-name="P221"/>
      <text:p text:style-name="P220">============</text:p>
      <text:p text:style-name="P156"><text:span text:style-name="T9">대부분의 기술적 유토피아 버전들은 </text:span><text:span text:style-name="T17">(적어도 기술광에게는)불멸을 포함한다.</text:span></text:p>
      <text:p text:style-name="P223"/>
      <text:p text:style-name="P157"><text:span text:style-name="T9">기술광들이 스스로 누리게 되리라고 믿고 있는 </text:span><text:span text:style-name="T17">불멸</text:span><text:span text:style-name="T9">은 세 가지 중 하나의 형태를 갖고 있다:</text:span></text:p>
      <text:p text:style-name="P153"/>
      <text:p text:style-name="P154">(i)오늘날 현존하는 인체의 영원한 보존.119</text:p>
      <text:p text:style-name="P154">(ii)인간과 기계의 결합을 통해 등장한 인간-기계 잡종의 영원한 삶120</text:p>
      <text:p text:style-name="P151"><text:span text:style-name="T32">(iii)인간 두뇌를 로봇이나 컴퓨터에 “업로드”하고, 정신이 업로드된 기계에서 영원한 삶.</text:span><text:span text:style-name="T82">121</text:span></text:p>
      <text:p text:style-name="P153"/>
      <text:p text:style-name="P154">=====</text:p>
      <text:p text:style-name="P158"><text:span text:style-name="T35">물론, 우리가 주장한대로 기술적 세계-체제가 근미래에 붕괴된다면, <text:s/>어느 누구도 어떤 형태로도 </text:span><text:span text:style-name="T62">불멸</text:span><text:span text:style-name="T35">을 얻을 수 없을 것이다. 하지만 설령 우리가 틀렸고, 기술적 세계-체제가 영원히 살아남는다고 가정해도, 영생을 향한 기술광들의 꿈은 여전히 환상에 불과하다. 우리가 미래에 인체, 또는 인간-기계 잡종이 영원히 살 수 있을지 의심할 필요는 없다. 인간 두뇌를 전기적 형태로 기존의 인격을 충분히 유지할만큼 정확하게 “업로드”하는게 가능하기는 할지 심각한 의심이 든다. 그럼에도 불구하고, 우리는 </text:span><text:span text:style-name="T63">(i), (ii), (iii)의 해결책들이 앞으로 수십 년 이내에 기술적으로 실현 가능해진다고 가정할 것이다.</text:span></text:p>
      <text:p text:style-name="P98">===================</text:p>
      <text:p text:style-name="P75"><text:span text:style-name="T32">It is an index of the techies</text:span><text:span text:style-name="T28">’ </text:span><text:span text:style-name="T32">self-deception that they habitually assume that anything they consider desirable will actually be done when it becomes technically feasible. </text:span></text:p>
      <text:p text:style-name="P85">이것은 기술광들의 자기기만 능력을 보여주는 지표이다. 그들은 그들이 생각하기에 바람직한 것이 기술적으로 실현 가능해지면 반드시 이루어질 것이라고 습관적으로 간주한다.</text:p>
      <text:p text:style-name="P108">Of course, there are lots of wonderful things that already are and for a long time have been technically feasible, but don't get done. </text:p>
      <text:p text:style-name="P86">물론, 옛날부터 기술적으로 실현 가능했던 환상적인 것들이 많지만, 여전히 실현되지 않고 있다.</text:p>
      <text:p text:style-name="P76"><text:span text:style-name="T32">Intelligent people have said again and again: </text:span><text:span text:style-name="T28">“</text:span><text:span text:style-name="T32">How easily men could make things much better than they are-if they only all tried together!"122 </text:span></text:p>
      <text:p text:style-name="P66"><text:span text:style-name="T32">지식인들은 말하고 또 말한다: “사람들이 협력하기만 한다면, 세상이 지금보다 훨씬 나아질텐데!”</text:span><text:span text:style-name="T83">122</text:span></text:p>
      <text:p text:style-name="P76"><text:span text:style-name="T32">But people never do "all try together," because the principle of natural selection guarantees that self-prop systems will act mainly for their own survival and propagation in competition wi</text:span><text:span text:style-name="T104">t</text:span><text:span text:style-name="T32">h other self-prop systems, and will not sacrifice competitive advantages for the achievement of philanthropic goals.123 </text:span></text:p>
      <text:p text:style-name="P66"><text:soft-page-break/><text:span text:style-name="T32">하지만 사람들은 절대 “협력”하지 않는다. 자연선택의 법칙이 경쟁을 통해 자신의 생존과 증식을 추구하는 자가증식 체제들을 만들어낼 것이며, 이타적 목표를 위해 경쟁적 이점을 희생시키는 체제를 허락하지 않을 것이기 때문이다.</text:span><text:span text:style-name="T83">123</text:span></text:p>
      <text:p text:style-name="P227">=============</text:p>
      <text:p text:style-name="P87">기술광들이 보기에 불멸이 기술적으로 가능하다는 이유로, 기술광들은 자신들이 속한 어떤 체제가 당연히 그들을 영원하게 살거나, 영원히 사는데 필요한 것들을 공급해주리라고 믿는다. 오늘날 주요 자가증식 체제들이 온 힘을 다해 협력한다면 지구상의 모든 사람들에게 충분한 음식, 옷, 거주지, 폭력으로부터의 보호, 현재 기준으로 적절한 의료 서비스를 제공하는 것이 기술적으로 실현 가능하다는 것에는 의심의 여지가 없다. 하지만 그런 일은 절대 일어나지 않는다. 자가증식 체제들은 권력을 향한 영원한 투쟁에 열중하고 있으며, 따라서 자신에게 이익이 있을 때에만 이타적인 행동을 할 것이기 때문이다. 바로 이런 이유로 오늘날에도 여전히 전세계 수십억명의 사람들이 영양실조와 폭력에 고통받고, 적절한 의료 서비스를 제공받지 못하는 것이다.</text:p>
      <text:p text:style-name="P228">=============</text:p>
      <text:p text:style-name="P112"><text:span text:style-name="T9">이 모든 것을 고려했을 때, 기술적 세계-체제가 </text:span><text:span text:style-name="T19">70억명의 사람들이 영생을 누리는데에 필요한 모든 것을 제공할 것이라는 주장은 명백히 우스꽝스럽다. </text:span><text:span text:style-name="T9">예상된 불멸이 가능하기나 하다면, </text:span><text:span text:style-name="T19">70억명 중 극히 일부에 불과한 소수의 엘리트들을 위한 것에 불과하다. </text:span><text:span text:style-name="T9">어떤 기술광들은 이를 인정한다.</text:span><text:span text:style-name="T19">124</text:span><text:span text:style-name="T9">훨씬 많은 기술광들이 이를 인식하고 있지만, 대중에게 불멸은 소수 엘리트를 위한 것이며 평범한 사람들은 제외될 것이라고 말하는 것은 분명히 경솔한 행동이기에, 공개적으로 인정하기를 자제하고 있다고 의심해야한다. </text:span></text:p>
      <text:p text:style-name="P224">===============</text:p>
      <text:p text:style-name="P77"><text:span text:style-name="T35">물론 기술광들은 그들 스스로가 소수 엘리트에 속해 있으며 아마도 영원히 살수 있으리라고 간주한다. 그들이 손쉽게 무시하는 것은, 자가증식 체제는 장기적으로 </text:span><text:span text:style-name="T67">(심지어 엘리트들을 포함해)</text:span><text:span text:style-name="T35">인간을 돌봐주는게 체제에 이익이 될 때에만 인간을 돌봐준다는 것이다. 인간이 더 이상 지배적 자가증식 체제에 유용하지 못하다면, 엘리트든 아니든 간에 인간은 모두 제거될 것이다. 살아남기 위해서는, 인간은 단순히 쓸모있어야 하는게 아니라, 그들을 유지하는데에 드는 비용보다 더 쓸모 있어야 한다. 다시 말하자면, 그들은 비인간 대체물들보다 더 나은 비용 대비 편익을 제공해야한다. 이는 어려운 요구사항이다. 인간을 유지하는데는 기계보다 훨씬 많은 비용이 들기 때문이다.</text:span><text:span text:style-name="T67">125</text:span></text:p>
      <text:p text:style-name="P225">==================</text:p>
      <text:p text:style-name="P152"><text:span text:style-name="T35">예상되는 반론은, </text:span><text:span text:style-name="T65">(</text:span><text:span text:style-name="T35">정부, 기업, 노동조합 등</text:span><text:span text:style-name="T65">)</text:span><text:span text:style-name="T35">많은 자가증식 체제들이 노인, 심각한 정신적 또는 신체적 장애인, 심지어 종신형을 선고받은 범죄자들 같은 자신에게 전혀 쓸모없는 사람들을 돌봐주고 있다는 것이다. 하지만 이는 어디까지나 해당 체제들이 작동하기 위해선 여전히 다수의 사람들의 협조를 필요로하기 때문이다. 수렵채집인 집단들은 서로를 도울 때 번영할 수 있었기 때문에, 인간은 진화를 통해 동정심을 부여받았다.</text:span><text:span text:style-name="T65">126</text:span><text:span text:style-name="T35">자가증식 체제들이 사람들을 필요로 하는 한, 쓸모없는 소수를 무자비하게 처리해 유용한 다수의 동정심을 짓밟는 것은 체제에게 불이익일 것이다. 그러나 동정심보다 더욱 중요한 것은, 개별 인간의 이익이다. 만약 사람들이 그들이 늙거나, 불구가 되었을 때, 그들이 속한 체제가 그들을 쓰레기장에 던져버릴 것이라고 믿는다면, 사람들은 체제를 증오할 것이기 때문이다.</text:span></text:p>
      <text:p text:style-name="P155">===============================</text:p>
      <text:p text:style-name="P118"><text:soft-page-break/><text:span text:style-name="T35">하지만 모든 사람들이 쓸모없어진다면, 자가증식 체제들은 더 이상 사람들을 돌봐줄 필요성을 못느낄 것이다. 기술광들 스스로가 조만간 기계가 인간 지능을 뛰어넘을 것이라고 주장한다.</text:span><text:span text:style-name="T65">12</text:span><text:span text:style-name="T66">7 </text:span><text:span text:style-name="T35">그렇게 된다면, 사람들은 불필요해질 것이고 자연선택은 그들을 제거하는 체제들을 선호할 것이다. 한번에 제거하지 않는다면, 반란의 가능성을 최소화하기 위해 단계적으로 제거할 것이다.</text:span></text:p>
      <text:p text:style-name="P226">==================</text:p>
      <text:p text:style-name="P117"><text:span text:style-name="T35">비록 현재 기술적 세계-체제는 여전히 </text:span><text:span text:style-name="T32"><text:s/></text:span><text:span text:style-name="T35">많은 사람을 필요로 하지만, 예전에 비해 더 많은 잉여 인간들이 존재한다. 기술이 많은 직업에서 사람들을 대체하고 있으며, 예전엔 인간 지능이 필요하다고 여겨졌던 직업에도 침투하고 있기 때문이다.</text:span><text:span text:style-name="T64">128 </text:span><text:span text:style-name="T35">결과적으로, 경제적 경쟁의 압박으로 인해, 세계의 지배적 자가증식 체제들은 이미 불필요한 개인들을 어느정도 냉혹하게 처리하고 있다. </text:span><text:span text:style-name="T9">미국과 유럽에서, 은퇴자, 장애인, 실업자를 비롯한 비생산적인 사람들을 위한 보조금이 상당히 줄어들었다.</text:span><text:span text:style-name="T18">129 적어도 미국에서는, 빈곤이 증가하고 있다.130 이러한 사실들은 미래의 전반적 경향을 잘 보여준다. 물론 어느정도의 증감은 있을 것이다.</text:span></text:p>
      <text:p text:style-name="P119">=======================</text:p>
      <text:p text:style-name="P20">기계가 반드시 인간의 일반적 지능이 아닌, 특정 분야에 특화된 지능만을 능가해도 인간을 불필요하게 만들 수 있다는 점을 이해하는게 중요하다. 예를들어, 기계는 미술, 음악, 문학을 창조하거나 이해할 필요가 없다. 그들은 비기술적인 지적인 대화를 할 필요가 없다.<text:span text:style-name="T120">(“튜링 테스트”131) 그들은 인간의 기분을 헤아리거나, 인간 본성을 이해할 필요가 없다. 어차피 인간이 제거된다면, 그런 재주들은 쓸모가 없기 때문이다. </text:span><text:span text:style-name="T121">인간을 불필요하게 만들기 위해서, 기계는 지배적 자가증식 체제들의 단기적 생존과 증식을 도울 수 있는 기술적 결정 능력만 능가하면 된다. </text:span>따라서, 기술광들 스스로가 추정하는 수준까지 미래 기계의 지능이 높아지지 않더라도, 우리는 여전히 인간은 퇴물이 될 것이라고 결론내려야 한다. <text:span text:style-name="T84">(</text:span><text:span text:style-name="T85">i</text:span><text:span text:style-name="T84">) 형태</text:span><text:span text:style-name="T85">(</text:span><text:span text:style-name="T84">오늘날 현존하는 인체의 영원한 보존</text:span><text:span text:style-name="T85">)의 불멸은 대단히 비현실적이다.</text:span></text:p>
      <text:p text:style-name="P21"/>
      <text:p text:style-name="P27">=====================</text:p>
      <text:p text:style-name="P22">The techies—or more specifically the transhumanists—will argue that even if the human body and brain as we know them become obsolete, immortality in the form (ii) can still be achieved: </text:p>
      <text:p text:style-name="P22">기술광들, 더 엄밀하게 트랜스휴먼주의자들은, 우리가 알고 있는 인체와 두뇌가 퇴물이 되더라도, 여전히 <text:span text:style-name="T122">(ii) 형태의 불멸을 얻을 수 있다고 주장한다.</text:span></text:p>
      <text:p text:style-name="P22">Man-machine hybrids will permanently retain their usefulness, because by linking themselves with ever-more-powerful machines human beings (or what is left of them) will be able to remain competitive with pure machines. 132 </text:p>
      <text:p text:style-name="P22">인간-기계 잡종들은 영원히 그 유용성을 유지할 수 있을 것이다. 스스로를 강력한 기계와 연결해 인간<text:span text:style-name="T122">(이나 인간의 흔적)은 순수한 기계를 상대로 경쟁력을 유지할 수 있을 것이다.</text:span><text:span text:style-name="T123">132</text:span></text:p>
      <text:p text:style-name="P23">But man-machine hybrids will retain a biological component derived from human beings only as long as the human-derived biolog ical component remains useful. </text:p>
      <text:p text:style-name="P23">하지만 인간-기계 잡종들은 인간으로부터 비롯된 생물학적 요소들이 유용할 때만 인간으로부터 비롯된 생물학적 요소들을 유지할 것이다.</text:p>
      <text:p text:style-name="P23"><text:soft-page-break/>When purely artificial components become available that provide a better cost-versus-benefit balance than human-derived biological components do, the latter will be discarded and the man-machine hybrids will lose their human aspect to become wholly artificial.133 </text:p>
      <text:p text:style-name="P23">순수한 인공적 요소들이 인간으로부터 비롯된 생물학적 요소들보다 더 나은 비용 대비 편익을 제공하게되면, 후자는 버려질 것이고 인간-기계 잡종들은 그들의 인간적 측면을 잃고 완전한 인공물이 될 것이다.<text:span text:style-name="T123">133</text:span></text:p>
      <text:p text:style-name="P23">Even if the human-derived biological components are retained they will be purged, step by step, of the human qualities that detract from their usefulness. </text:p>
      <text:p text:style-name="P29">설령 인간으로부터 비롯된 생물학적 요소들이 유지된다고 쳐도, 점진적으로, 유용함을 방해하는 인간적 특성들은 숙청될 것이다.</text:p>
      <text:p text:style-name="P23">The self-prop systems to which the man-machine hybrids belong will have no need for such human weaknesses as love, compassion, ethical feelings, esthetic appreciation, or desire for freedom. </text:p>
      <text:p text:style-name="P23">인간-기계 잡종들이 속한 자가증식 체제들은 사랑, 동정심, 도덕심, 미적 감각, 자유에 대한 욕구와 같은 인간적 결점들을 필요로 하지 않는다.</text:p>
      <text:p text:style-name="P23"/>
      <text:p text:style-name="P24">Human emotions in general will get in the way of the self-prop systems’ utilization of the man-machine hybrids, so if the latter are to remain competitive they will have to be altered to remove their human emotions and replace these with other motivating forces. </text:p>
      <text:p text:style-name="P24">일반적으로 인간의 감정은 자가증식 체제가 인간-기계 잡종을 사용하는데 방해가 될 것이다. 따라서 경쟁력을 유지하기 위해선 인간의 감정을 제거하고 그 자리를 다른 힘으로 대체해야할 것이다.</text:p>
      <text:p text:style-name="P24"/>
      <text:p text:style-name="P24">In short, even in the unlikely event that some biological remnants of the human race are preserved in the form of man-machine hybrids, these will be transformed into something totally alien to human beings as we know them today. </text:p>
      <text:p text:style-name="P24">간단하게 말하자면, 인류의 생물학적 흔적이 인간-기계 잡종에게 보존된다는 비현실적 상황에서도, 그것은 오늘날 우리에게 완전히 낯선 무언가로 변할 것이다.</text:p>
      <text:p text:style-name="P27">==================</text:p>
      <text:p text:style-name="P25">The same applies to the hypothesized survival of human minds in "uploaded" form inside machines. </text:p>
      <text:p text:style-name="P25">이는 기계에 “업로드”된 인간 의식의 생존이라는 가설에도 똑같이 적용된다.</text:p>
      <text:p text:style-name="P25">The uploaded minds will not be tolerated indefinitely unless they remain useful (that is, more useful than any substitutes not derived from human beings), and in order to remain useful they will have to be transformed until they no longer have anything in common with the human minds that exist today. </text:p>
      <text:p text:style-name="P25">업로드된 의식은 그들이 유용함<text:span text:style-name="T124">(즉, 인간으로부터 유래되지 않은 어떠한 대체물들보다도 유용함)을 유지하지 못한다면, 그 존재는 용납되지 않을 것이다. 유용함을 유지하기 위해선 그들은 오늘날 존재하는 인간 의식과는 어떠한 공통점도 없는 무언가로 변해야할 것이다.</text:span></text:p>
      <text:p text:style-name="P28">=====================</text:p>
      <text:p text:style-name="P25">Some techies may consider this acceptable. </text:p>
      <text:p text:style-name="P25"><text:soft-page-break/>어떤 기술광들은 그래도 괜찮다고 여길 수도 있다.</text:p>
      <text:p text:style-name="P25">But their dream of immortality is illusory nonetheless.</text:p>
      <text:p text:style-name="P25">하지만 불멸을 향한 그들의 꿈은 여전히 환상에 불과하다.</text:p>
      <text:p text:style-name="P25">Competition for survival among entities derived from human beings (whether man-machine hybrids, purely artificial entities evolved from such hybrids, or human minds uploaded into machines), as well as competition between human-derived entities and those machines or other entities that are not derived from human beings, will lead to the elimination of all but some minute percentage of all the entities involved. </text:p>
      <text:p text:style-name="P26"><text:span text:style-name="T125">(인간-기계 잡종들, 그러한 잡종들로부터 진화한 순수한 인공 개체들, 또는 인간의 의식이 업로드된 기계들 같은)</text:span>인간으로부터 유래된 개체들의 생존경쟁 뿐만 아니라, 인간으로부터 유래된 개체들과 인간으로부터 유래되지 않은 개체들 간의 생존경쟁은 극소수의 개체들을 제외한 모두를 제거할 것이다.</text:p>
      <text:p text:style-name="P26">This has nothing to do with any specific traits of human beings or of their machines; </text:p>
      <text:p text:style-name="P26">이는 인간이나 그들의 기계의 특정 성질과는 관련이 없다.</text:p>
      <text:p text:style-name="P26">it is a general principle of evolution through natural selection. </text:p>
      <text:p text:style-name="P26">이것은 자연선택을 통한 진화의 일반적인 법칙이다.</text:p>
      <text:p text:style-name="P26">Look at biological evolution: Of all the species that have ever existed on Earth, only some tiny percentage have direct descendants that are still alive today.134 </text:p>
      <text:p text:style-name="P26"/>
      <text:p text:style-name="P26">On the basis of this principle alone, and even discounting everything else we've said in this chapter, the chances that any given techie will survive indefinitely are minute. </text:p>
      <text:p text:style-name="P28">============================</text:p>
      <text:p text:style-name="P19">The techies may answer that even if almost all biological species are eliminated eventually, many species survive for thousands or millions of years, so maybe techies too can survive for thousands or millions of years. But when large, rapid changes occur in the environment of biological species, both the rate of appearance of new species and the rate of extinction of existing species are greatly increased.135 Technological progress constantly accelerates, and techies like Ray Kurzweil insist that it will soon become virtually explosive;136 consequently, changes come more and more rapidly, everything happens faster and faster, competition among self-prop systems becomes more and more intense, and as the process gathers speed the losers in the struggle for survival will be eliminated ever more quickly. So, on the basis of the techies’ own beliefs about the exponential acceler ation of technological development, it's safe to say that the life-expectan cies of human-derived entities, such as man-machine hybrids and human minds uploaded into machines, will actually be quite short. The seven hundred-year or thousand-year life-span to which some techies aspire137 is nothing but a pipe-dream. </text:p>
      <text:p text:style-name="P28">===========================</text:p>
      <text:p text:style-name="P19">Singularity University, which we discussed in Part VI of Chapter One of this book, purportedly was created to help technophiles “guide research” and “shape the advances” so that technology would “improve society.” We pointed out that Singularity University served in practice to promote the interests of technology-orientated businessmen, and we expressed doubt that the majority of technophiles fully believed in the drivel <text:soft-page-break/>about "shaping the advances” to “improve society.”It does seem, however, that the techies—the subset of the technophiles that we specified at the beginning of this Part V of the present chapter--are entirely sincere in their belief that organizations like Singularity University138 will help them to “shape the advances” of technology and keep the technological society on the road to a utopian future. A utopian future will have to exclude the competitive processes that would deprive the techies of their thousand-year life-span. But we showed in Chapter One that the development of our society can never be subject to rational control: The techies won't be able to "shape the advances” of technology, guide the course of technological progress, or exclude the intense competition that will eliminate nearly all techies in short order. </text:p>
      <text:p text:style-name="P19">In view of everything we've said up to this point, and in view more over of the fact that the techies’ vision of the future is based on pure spec ulation and is unsupported by evidence,139 one has to ask how they can believe in that vision. Some techies, e.g., Kurzweil, do concede a slight degree of uncertainty as to whether their expectations for the future will be realized, 140 but this seems to be no more than a sop that they throw to the skeptics, something they have to concede in order to avoid making them selves too obviously ridiculous in the eyes of rational people. Despite their pro forma admission of uncertainty, it's clear that most techies confidently expect to live for many centuries, if not forever, in a world that will be in some vaguely defined sense a utopia.141 Thus Kurzweil states flatly: “We will be able to live as long as we want... ."142 He adds no qualifiers---no "probably," no “if things turn out as expected.” His whole book reveals a man intoxicated with a vision of the future in which, as an immortal machine, he will participate in the conquest of the universe. In fact, Kurzweil and other techies are living in a fantasy world. </text:p>
      <text:p text:style-name="P19">CHAPTER Two: NOTES </text:p>
      <text:p text:style-name="P19">83 </text:p>
      <text:p text:style-name="P19">The techies’ belief-system can best be explained as a religious phenomenon, 143 to which we may give the name “Technianity.” It's true that Technianity at this point is not strictly speaking a religion, because it has not yet developed anything resembling a uniform body of doctrine; the techies’ beliefs are widely varied. 144 In this respect Technianity probably resembles the inceptive stages of many other religions.145 Nevertheless, Technianity already has the earmarks of an apocalyptic and millenarian cult: In most versions it anticipates a cataclysmic event, the Singularity, 146 which is the point at which technological progress is supposed to become so rapid as to resemble an explosion. This is analogous to the Judgment Day147 of Christian mythology or the Revolution of Marxist mythology. The cataclysmic event is supposed to be followed by the arrival of techno utopia (analogous to the Kingdom of God or the Worker's Paradise). Technianity has a favored minority—the Elect--consisting of the techies (equivalent to the True Believers of Christianity or the Proletariat of the Marxists148). The Elect of Technianity, like that of Christianity, is destined to Eternal Life; though this element is missing from Marxism.149 </text:p>
      <text:p text:style-name="P19">Historically, millenarian cults have tended to emerge at “times of great social change or crisis."150 This suggests that the techies’beliefs reflect not a genuine confidence in technology, but rather their own anxieties about the future of the technological society--anxieties from which they try to escape by creating a quasi-religious myth. </text:p>
      <text:p text:style-name="P19">C </text:p>
      <text:p text:style-name="P19"><text:soft-page-break/>NOTES </text:p>
      <text:p text:style-name="P19">1. From a speech delivered by Solzhenitsyn in Vaduz, Liechtenstein, Sept. 1993. Quoted by Remnick, p. 21. Here Solzhenitsyn is referring to the famous article by Francis Fukuyama (see List of Works Cited). </text:p>
      <text:p text:style-name="P19">2. From “Self Reliance” (1841), in Emerson, p. 30. With this quote we do not mean to express a moral judgment about power in nature or elsewhere, but only an empirical fact about power. </text:p>
      <text:p text:style-name="P19">3.. See Kaczynski, Letter to David Skrbina: Oct. 12, 2004, Part III. According to Orr, p. 80, “In... 'Darwin's Dangerous Idea,' [Daniel] Dennett proclaimed that natural selection... helps to explain... the twists and turns of human cultural change." I haven't seen Dennett's book and I don't know to what extent, if any, the present chapter parallels or contradicts his work. </text:p>
      <text:p text:style-name="P19">4. R. Heilbroner &amp; A. Singer, pp. 26-27. </text:p>
      <text:p text:style-name="P19">5. A “nuclear family” is the basic human family consisting of a woman, a man, and any juvenile offspring they may hav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urier New" svg:font-family="'Courier New'"/>
    <style:font-face style:name="Mangal1" svg:font-family="Mangal"/>
    <style:font-face style:name="Times New Roman"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13T12:53:29.968000000</dc:date>
    <meta:editing-duration>P1DT11H10M17S</meta:editing-duration>
    <meta:editing-cycles>254</meta:editing-cycles>
    <meta:document-statistic meta:table-count="0" meta:image-count="0" meta:object-count="0" meta:page-count="30" meta:paragraph-count="323" meta:word-count="28125" meta:character-count="57578" meta:non-whitespace-character-count="46510"/>
  </office:meta>
</office:document-meta>
</file>